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52b3c5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670304"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67cdcf" fo:background-color="#1f1f1f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67e7e9" fo:background-color="#1f1f1f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689998" fo:background-color="#1f1f1f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6a8cf4" fo:background-color="#1f1f1f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6a8cf4" officeooo:paragraph-rsid="006a8cf4" fo:background-color="#1f1f1f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6ccd6b" officeooo:paragraph-rsid="006ccd6b" fo:background-color="#1f1f1f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6ccd6b" fo:background-color="#1f1f1f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6cd956" officeooo:paragraph-rsid="006cd956" fo:background-color="#1f1f1f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6cd956" fo:background-color="#1f1f1f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6d51b0" fo:background-color="#1f1f1f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6e3776" fo:background-color="#1f1f1f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6f092e" officeooo:paragraph-rsid="006f092e" fo:background-color="#1f1f1f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6f092e" fo:background-color="#1f1f1f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707686" fo:background-color="#1f1f1f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70e457" officeooo:paragraph-rsid="0070e457" fo:background-color="#1f1f1f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70e457" officeooo:paragraph-rsid="0072a18f" fo:background-color="#1f1f1f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70e457" officeooo:paragraph-rsid="0075066c" fo:background-color="#1f1f1f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70e457" officeooo:paragraph-rsid="0077c5d8" fo:background-color="#1f1f1f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70e457" officeooo:paragraph-rsid="007890e2" fo:background-color="#1f1f1f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70e457" officeooo:paragraph-rsid="007a7ea9" fo:background-color="#1f1f1f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70e457" officeooo:paragraph-rsid="007cc83f" fo:background-color="#1f1f1f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70e457" officeooo:paragraph-rsid="007e9f24" fo:background-color="#1f1f1f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70e457" fo:background-color="#1f1f1f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75066c" fo:background-color="#1f1f1f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paragraph-rsid="0077c5d8" fo:background-color="#1f1f1f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paragraph-rsid="007890e2" fo:background-color="#1f1f1f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paragraph-rsid="007cc83f" fo:background-color="#1f1f1f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849496" fo:background-color="#1f1f1f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8a06a9" fo:background-color="#1f1f1f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8a06a9" officeooo:paragraph-rsid="008a06a9" fo:background-color="#1f1f1f"/>
    </style:style>
    <style:style style:name="P35" style:family="paragraph" style:parent-style-name="Standard">
      <style:text-properties officeooo:paragraph-rsid="00533317"/>
    </style:style>
    <style:style style:name="P36" style:family="paragraph" style:parent-style-name="Standard">
      <style:text-properties officeooo:paragraph-rsid="0054091a"/>
    </style:style>
    <style:style style:name="P37" style:family="paragraph" style:parent-style-name="Standard">
      <style:text-properties officeooo:paragraph-rsid="00596873"/>
    </style:style>
    <style:style style:name="P38" style:family="paragraph" style:parent-style-name="Standard">
      <style:text-properties officeooo:paragraph-rsid="005c7cd5"/>
    </style:style>
    <style:style style:name="P39" style:family="paragraph" style:parent-style-name="Standard">
      <style:text-properties officeooo:paragraph-rsid="005e14b5"/>
    </style:style>
    <style:style style:name="P40" style:family="paragraph" style:parent-style-name="Standard">
      <style:text-properties officeooo:paragraph-rsid="005f84df"/>
    </style:style>
    <style:style style:name="P41" style:family="paragraph" style:parent-style-name="Standard">
      <style:text-properties officeooo:paragraph-rsid="0060ea1f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060ea1f"/>
    </style:style>
    <style:style style:name="P43" style:family="paragraph" style:parent-style-name="Standard">
      <style:text-properties officeooo:paragraph-rsid="00670304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cccccc" loext:opacity="100%" officeooo:rsid="0067e7e9" officeooo:paragraph-rsid="0067e7e9" fo:background-color="#1f1f1f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cccccc" loext:opacity="100%" officeooo:rsid="00689998" officeooo:paragraph-rsid="00689998" fo:background-color="#1f1f1f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cccccc" loext:opacity="100%" officeooo:rsid="006a8cf4" officeooo:paragraph-rsid="006a8cf4" fo:background-color="#1f1f1f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cccccc" loext:opacity="100%" officeooo:rsid="006ccd6b" officeooo:paragraph-rsid="006ccd6b" fo:background-color="#1f1f1f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cccccc" loext:opacity="100%" officeooo:paragraph-rsid="0075066c" fo:background-color="#1f1f1f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cccccc" loext:opacity="100%" officeooo:rsid="006e3776" officeooo:paragraph-rsid="006f092e" fo:background-color="#1f1f1f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color="#cccccc" loext:opacity="100%" officeooo:rsid="006cd956" officeooo:paragraph-rsid="0089b7cb" fo:background-color="#1f1f1f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67e7e9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689998" officeooo:paragraph-rsid="00689998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paragraph-rsid="00689998"/>
    </style:style>
    <style:style style:name="P55" style:family="paragraph" style:parent-style-name="Standard">
      <style:paragraph-properties fo:margin-top="0cm" fo:margin-bottom="0.499cm" style:contextual-spacing="false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color="#ce9178" loext:opacity="100%" fo:background-color="#1f1f1f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paragraph-rsid="0072a18f"/>
    </style:style>
    <style:style style:name="P59" style:family="paragraph" style:parent-style-name="Standard">
      <style:paragraph-properties fo:margin-left="0cm" fo:margin-right="0cm" fo:text-indent="0cm" style:auto-text-indent="false"/>
      <style:text-properties officeooo:paragraph-rsid="0077c5d8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paragraph-rsid="007cc83f"/>
    </style:style>
    <style:style style:name="P61" style:family="paragraph" style:parent-style-name="Standard">
      <style:paragraph-properties fo:margin-left="0cm" fo:margin-right="0cm" fo:text-indent="0cm" style:auto-text-indent="false"/>
      <style:text-properties officeooo:paragraph-rsid="00820380"/>
    </style:style>
    <style:style style:name="P62" style:family="paragraph" style:parent-style-name="Standard">
      <style:paragraph-properties fo:margin-left="0cm" fo:margin-right="0cm" fo:text-indent="0cm" style:auto-text-indent="false"/>
      <style:text-properties officeooo:paragraph-rsid="00829014"/>
    </style:style>
    <style:style style:name="P63" style:family="paragraph" style:parent-style-name="Standard">
      <style:text-properties officeooo:paragraph-rsid="00849496"/>
    </style:style>
    <style:style style:name="P64" style:family="paragraph" style:parent-style-name="Standard">
      <style:text-properties officeooo:paragraph-rsid="008642e2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paragraph-rsid="006cd956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paragraph-rsid="0089b7cb"/>
    </style:style>
    <style:style style:name="P67" style:family="paragraph" style:parent-style-name="Standard">
      <style:paragraph-properties fo:margin-left="0cm" fo:margin-right="0cm" fo:text-indent="0cm" style:auto-text-indent="false"/>
      <style:text-properties officeooo:paragraph-rsid="0089c9a3"/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rsid="008a06a9" officeooo:paragraph-rsid="008a06a9"/>
    </style:style>
    <style:style style:name="P69" style:family="paragraph" style:parent-style-name="Standard">
      <style:paragraph-properties fo:margin-left="0cm" fo:margin-right="0cm" fo:text-indent="0cm" style:auto-text-indent="false"/>
      <style:text-properties officeooo:paragraph-rsid="008a06a9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71" style:family="paragraph" style:parent-style-name="Standard">
      <style:paragraph-properties fo:margin-left="0cm" fo:margin-right="0cm" fo:text-indent="0cm" style:auto-text-indent="false"/>
      <style:text-properties officeooo:paragraph-rsid="00829014"/>
    </style:style>
    <style:style style:name="P72" style:family="paragraph" style:parent-style-name="Standard">
      <style:paragraph-properties fo:margin-left="0cm" fo:margin-right="0cm" fo:text-indent="0cm" style:auto-text-indent="false"/>
      <style:text-properties officeooo:paragraph-rsid="008bc17b" fo:background-color="#1f1f1f"/>
    </style:style>
    <style:style style:name="P73" style:family="paragraph" style:parent-style-name="Standard">
      <style:text-properties officeooo:paragraph-rsid="00596873"/>
    </style:style>
    <style:style style:name="P74" style:family="paragraph" style:parent-style-name="Standard">
      <style:text-properties officeooo:paragraph-rsid="008bc17b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fo:background-color="#1f1f1f" loext:char-shading-value="0"/>
    </style:style>
    <style:style style:name="T3" style:family="text">
      <style:text-properties fo:color="#569cd6" loext:opacity="100%" officeooo:rsid="00596873" fo:background-color="#1f1f1f" loext:char-shading-value="0"/>
    </style:style>
    <style:style style:name="T4" style:family="text">
      <style:text-properties fo:color="#569cd6" loext:opacity="100%" officeooo:rsid="0077c5d8" fo:background-color="#1f1f1f" loext:char-shading-value="0"/>
    </style:style>
    <style:style style:name="T5" style:family="text">
      <style:text-properties fo:color="#569cd6" loext:opacity="100%" officeooo:rsid="007890e2" fo:background-color="#1f1f1f" loext:char-shading-value="0"/>
    </style:style>
    <style:style style:name="T6" style:family="text">
      <style:text-properties fo:color="#569cd6" loext:opacity="100%" officeooo:rsid="007e2579" fo:background-color="#1f1f1f" loext:char-shading-value="0"/>
    </style:style>
    <style:style style:name="T7" style:family="text">
      <style:text-properties fo:color="#569cd6" loext:opacity="100%" officeooo:rsid="00829014" fo:background-color="#1f1f1f" loext:char-shading-value="0"/>
    </style:style>
    <style:style style:name="T8" style:family="text">
      <style:text-properties fo:color="#569cd6" loext:opacity="100%" officeooo:rsid="00849496" fo:background-color="#1f1f1f" loext:char-shading-value="0"/>
    </style:style>
    <style:style style:name="T9" style:family="text">
      <style:text-properties fo:color="#569cd6" loext:opacity="100%" officeooo:rsid="006ccd6b"/>
    </style:style>
    <style:style style:name="T10" style:family="text">
      <style:text-properties fo:color="#569cd6" loext:opacity="100%" officeooo:rsid="006e3776"/>
    </style:style>
    <style:style style:name="T11" style:family="text">
      <style:text-properties fo:color="#569cd6" loext:opacity="100%" officeooo:rsid="007890e2"/>
    </style:style>
    <style:style style:name="T12" style:family="text">
      <style:text-properties fo:color="#569cd6" loext:opacity="100%" officeooo:rsid="008bb916"/>
    </style:style>
    <style:style style:name="T13" style:family="text">
      <style:text-properties fo:color="#cccccc" loext:opacity="100%"/>
    </style:style>
    <style:style style:name="T14" style:family="text">
      <style:text-properties fo:color="#cccccc" loext:opacity="100%" fo:background-color="#1f1f1f" loext:char-shading-value="0"/>
    </style:style>
    <style:style style:name="T15" style:family="text">
      <style:text-properties fo:color="#cccccc" loext:opacity="100%" officeooo:rsid="00596873" fo:background-color="#1f1f1f" loext:char-shading-value="0"/>
    </style:style>
    <style:style style:name="T16" style:family="text">
      <style:text-properties fo:color="#cccccc" loext:opacity="100%" officeooo:rsid="005c7cd5" fo:background-color="#1f1f1f" loext:char-shading-value="0"/>
    </style:style>
    <style:style style:name="T17" style:family="text">
      <style:text-properties fo:color="#cccccc" loext:opacity="100%" officeooo:rsid="005f55d8" fo:background-color="#1f1f1f" loext:char-shading-value="0"/>
    </style:style>
    <style:style style:name="T18" style:family="text">
      <style:text-properties fo:color="#cccccc" loext:opacity="100%" officeooo:rsid="0060ea1f" fo:background-color="#1f1f1f" loext:char-shading-value="0"/>
    </style:style>
    <style:style style:name="T19" style:family="text">
      <style:text-properties fo:color="#cccccc" loext:opacity="100%" officeooo:rsid="00670304" fo:background-color="#1f1f1f" loext:char-shading-value="0"/>
    </style:style>
    <style:style style:name="T20" style:family="text">
      <style:text-properties fo:color="#cccccc" loext:opacity="100%" officeooo:rsid="0067cdcf" fo:background-color="#1f1f1f" loext:char-shading-value="0"/>
    </style:style>
    <style:style style:name="T21" style:family="text">
      <style:text-properties fo:color="#cccccc" loext:opacity="100%" officeooo:rsid="00689998" fo:background-color="#1f1f1f" loext:char-shading-value="0"/>
    </style:style>
    <style:style style:name="T22" style:family="text">
      <style:text-properties fo:color="#cccccc" loext:opacity="100%" officeooo:rsid="0070e457" fo:background-color="#1f1f1f" loext:char-shading-value="0"/>
    </style:style>
    <style:style style:name="T23" style:family="text">
      <style:text-properties fo:color="#cccccc" loext:opacity="100%" officeooo:rsid="0077c5d8" fo:background-color="#1f1f1f" loext:char-shading-value="0"/>
    </style:style>
    <style:style style:name="T24" style:family="text">
      <style:text-properties fo:color="#cccccc" loext:opacity="100%" officeooo:rsid="007890e2" fo:background-color="#1f1f1f" loext:char-shading-value="0"/>
    </style:style>
    <style:style style:name="T25" style:family="text">
      <style:text-properties fo:color="#cccccc" loext:opacity="100%" officeooo:rsid="007cc83f" fo:background-color="#1f1f1f" loext:char-shading-value="0"/>
    </style:style>
    <style:style style:name="T26" style:family="text">
      <style:text-properties fo:color="#cccccc" loext:opacity="100%" officeooo:rsid="007e2579" fo:background-color="#1f1f1f" loext:char-shading-value="0"/>
    </style:style>
    <style:style style:name="T27" style:family="text">
      <style:text-properties fo:color="#cccccc" loext:opacity="100%" officeooo:rsid="00829014" fo:background-color="#1f1f1f" loext:char-shading-value="0"/>
    </style:style>
    <style:style style:name="T28" style:family="text">
      <style:text-properties fo:color="#cccccc" loext:opacity="100%" officeooo:rsid="008642e2" fo:background-color="#1f1f1f" loext:char-shading-value="0"/>
    </style:style>
    <style:style style:name="T29" style:family="text">
      <style:text-properties fo:color="#cccccc" loext:opacity="100%" officeooo:rsid="006cd956" fo:background-color="#1f1f1f" loext:char-shading-value="0"/>
    </style:style>
    <style:style style:name="T30" style:family="text">
      <style:text-properties fo:color="#cccccc" loext:opacity="100%" officeooo:rsid="008a06a9" fo:background-color="#1f1f1f" loext:char-shading-value="0"/>
    </style:style>
    <style:style style:name="T31" style:family="text">
      <style:text-properties fo:color="#cccccc" loext:opacity="100%" officeooo:rsid="008bb916" fo:background-color="#1f1f1f" loext:char-shading-value="0"/>
    </style:style>
    <style:style style:name="T32" style:family="text">
      <style:text-properties fo:color="#cccccc" loext:opacity="100%" officeooo:rsid="0067cdcf"/>
    </style:style>
    <style:style style:name="T33" style:family="text">
      <style:text-properties fo:color="#cccccc" loext:opacity="100%" officeooo:rsid="0067e7e9"/>
    </style:style>
    <style:style style:name="T34" style:family="text">
      <style:text-properties fo:color="#cccccc" loext:opacity="100%" officeooo:rsid="006a8cf4"/>
    </style:style>
    <style:style style:name="T35" style:family="text">
      <style:text-properties fo:color="#cccccc" loext:opacity="100%" officeooo:rsid="006ccd6b"/>
    </style:style>
    <style:style style:name="T36" style:family="text">
      <style:text-properties fo:color="#cccccc" loext:opacity="100%" officeooo:rsid="006cd956"/>
    </style:style>
    <style:style style:name="T37" style:family="text">
      <style:text-properties fo:color="#cccccc" loext:opacity="100%" officeooo:rsid="006d51b0"/>
    </style:style>
    <style:style style:name="T38" style:family="text">
      <style:text-properties fo:color="#cccccc" loext:opacity="100%" officeooo:rsid="006e3776"/>
    </style:style>
    <style:style style:name="T39" style:family="text">
      <style:text-properties fo:color="#cccccc" loext:opacity="100%" officeooo:rsid="006f092e"/>
    </style:style>
    <style:style style:name="T40" style:family="text">
      <style:text-properties fo:color="#cccccc" loext:opacity="100%" officeooo:rsid="00707686"/>
    </style:style>
    <style:style style:name="T41" style:family="text">
      <style:text-properties fo:color="#cccccc" loext:opacity="100%" officeooo:rsid="0070e457"/>
    </style:style>
    <style:style style:name="T42" style:family="text">
      <style:text-properties fo:color="#cccccc" loext:opacity="100%" officeooo:rsid="0075066c"/>
    </style:style>
    <style:style style:name="T43" style:family="text">
      <style:text-properties fo:color="#cccccc" loext:opacity="100%" officeooo:rsid="00829014"/>
    </style:style>
    <style:style style:name="T44" style:family="text">
      <style:text-properties fo:color="#cccccc" loext:opacity="100%" officeooo:rsid="008bb916"/>
    </style:style>
    <style:style style:name="T45" style:family="text">
      <style:text-properties fo:color="#9cdcfe" loext:opacity="100%"/>
    </style:style>
    <style:style style:name="T46" style:family="text">
      <style:text-properties fo:color="#9cdcfe" loext:opacity="100%" fo:background-color="#1f1f1f" loext:char-shading-value="0"/>
    </style:style>
    <style:style style:name="T47" style:family="text">
      <style:text-properties fo:color="#9cdcfe" loext:opacity="100%" officeooo:rsid="00596873" fo:background-color="#1f1f1f" loext:char-shading-value="0"/>
    </style:style>
    <style:style style:name="T48" style:family="text">
      <style:text-properties fo:color="#9cdcfe" loext:opacity="100%" officeooo:rsid="005c7cd5" fo:background-color="#1f1f1f" loext:char-shading-value="0"/>
    </style:style>
    <style:style style:name="T49" style:family="text">
      <style:text-properties fo:color="#9cdcfe" loext:opacity="100%" officeooo:rsid="005f84df" fo:background-color="#1f1f1f" loext:char-shading-value="0"/>
    </style:style>
    <style:style style:name="T50" style:family="text">
      <style:text-properties fo:color="#9cdcfe" loext:opacity="100%" officeooo:rsid="00670304" fo:background-color="#1f1f1f" loext:char-shading-value="0"/>
    </style:style>
    <style:style style:name="T51" style:family="text">
      <style:text-properties fo:color="#9cdcfe" loext:opacity="100%" officeooo:rsid="0067e7e9" fo:background-color="#1f1f1f" loext:char-shading-value="0"/>
    </style:style>
    <style:style style:name="T52" style:family="text">
      <style:text-properties fo:color="#9cdcfe" loext:opacity="100%" officeooo:rsid="0075066c" fo:background-color="#1f1f1f" loext:char-shading-value="0"/>
    </style:style>
    <style:style style:name="T53" style:family="text">
      <style:text-properties fo:color="#9cdcfe" loext:opacity="100%" officeooo:rsid="0077c5d8" fo:background-color="#1f1f1f" loext:char-shading-value="0"/>
    </style:style>
    <style:style style:name="T54" style:family="text">
      <style:text-properties fo:color="#9cdcfe" loext:opacity="100%" officeooo:rsid="007890e2" fo:background-color="#1f1f1f" loext:char-shading-value="0"/>
    </style:style>
    <style:style style:name="T55" style:family="text">
      <style:text-properties fo:color="#9cdcfe" loext:opacity="100%" officeooo:rsid="007cc83f" fo:background-color="#1f1f1f" loext:char-shading-value="0"/>
    </style:style>
    <style:style style:name="T56" style:family="text">
      <style:text-properties fo:color="#9cdcfe" loext:opacity="100%" officeooo:rsid="007e2579" fo:background-color="#1f1f1f" loext:char-shading-value="0"/>
    </style:style>
    <style:style style:name="T57" style:family="text">
      <style:text-properties fo:color="#9cdcfe" loext:opacity="100%" officeooo:rsid="00829014" fo:background-color="#1f1f1f" loext:char-shading-value="0"/>
    </style:style>
    <style:style style:name="T58" style:family="text">
      <style:text-properties fo:color="#9cdcfe" loext:opacity="100%" officeooo:rsid="008642e2" fo:background-color="#1f1f1f" loext:char-shading-value="0"/>
    </style:style>
    <style:style style:name="T59" style:family="text">
      <style:text-properties fo:color="#9cdcfe" loext:opacity="100%" officeooo:rsid="0067e7e9"/>
    </style:style>
    <style:style style:name="T60" style:family="text">
      <style:text-properties fo:color="#9cdcfe" loext:opacity="100%" officeooo:rsid="006a8cf4"/>
    </style:style>
    <style:style style:name="T61" style:family="text">
      <style:text-properties fo:color="#9cdcfe" loext:opacity="100%" officeooo:rsid="006d51b0"/>
    </style:style>
    <style:style style:name="T62" style:family="text">
      <style:text-properties fo:color="#9cdcfe" loext:opacity="100%" officeooo:rsid="006e3776"/>
    </style:style>
    <style:style style:name="T63" style:family="text">
      <style:text-properties fo:color="#9cdcfe" loext:opacity="100%" officeooo:rsid="0070e457"/>
    </style:style>
    <style:style style:name="T64" style:family="text">
      <style:text-properties fo:color="#9cdcfe" loext:opacity="100%" officeooo:rsid="0072a18f"/>
    </style:style>
    <style:style style:name="T65" style:family="text">
      <style:text-properties fo:color="#9cdcfe" loext:opacity="100%" officeooo:rsid="0077c5d8"/>
    </style:style>
    <style:style style:name="T66" style:family="text">
      <style:text-properties fo:color="#9cdcfe" loext:opacity="100%" officeooo:rsid="007890e2"/>
    </style:style>
    <style:style style:name="T67" style:family="text">
      <style:text-properties fo:color="#ce9178" loext:opacity="100%"/>
    </style:style>
    <style:style style:name="T68" style:family="text">
      <style:text-properties fo:color="#ce9178" loext:opacity="100%" fo:background-color="#1f1f1f" loext:char-shading-value="0"/>
    </style:style>
    <style:style style:name="T69" style:family="text">
      <style:text-properties fo:color="#ce9178" loext:opacity="100%" officeooo:rsid="00596873" fo:background-color="#1f1f1f" loext:char-shading-value="0"/>
    </style:style>
    <style:style style:name="T70" style:family="text">
      <style:text-properties fo:color="#ce9178" loext:opacity="100%" officeooo:rsid="005c7cd5" fo:background-color="#1f1f1f" loext:char-shading-value="0"/>
    </style:style>
    <style:style style:name="T71" style:family="text">
      <style:text-properties fo:color="#ce9178" loext:opacity="100%" officeooo:rsid="0077c5d8" fo:background-color="#1f1f1f" loext:char-shading-value="0"/>
    </style:style>
    <style:style style:name="T72" style:family="text">
      <style:text-properties fo:color="#ce9178" loext:opacity="100%" officeooo:rsid="007890e2" fo:background-color="#1f1f1f" loext:char-shading-value="0"/>
    </style:style>
    <style:style style:name="T73" style:family="text">
      <style:text-properties fo:color="#ce9178" loext:opacity="100%" officeooo:rsid="007e2579" fo:background-color="#1f1f1f" loext:char-shading-value="0"/>
    </style:style>
    <style:style style:name="T74" style:family="text">
      <style:text-properties fo:color="#ce9178" loext:opacity="100%" officeooo:rsid="008642e2" fo:background-color="#1f1f1f" loext:char-shading-value="0"/>
    </style:style>
    <style:style style:name="T75" style:family="text">
      <style:text-properties fo:color="#ce9178" loext:opacity="100%" officeooo:rsid="0067e7e9"/>
    </style:style>
    <style:style style:name="T76" style:family="text">
      <style:text-properties fo:color="#ce9178" loext:opacity="100%" officeooo:rsid="006ccd6b"/>
    </style:style>
    <style:style style:name="T77" style:family="text">
      <style:text-properties fo:color="#ce9178" loext:opacity="100%" officeooo:rsid="006e3776"/>
    </style:style>
    <style:style style:name="T78" style:family="text">
      <style:text-properties fo:color="#ce9178" loext:opacity="100%" officeooo:rsid="006f092e"/>
    </style:style>
    <style:style style:name="T79" style:family="text">
      <style:text-properties fo:color="#ce9178" loext:opacity="100%" officeooo:rsid="0070e457"/>
    </style:style>
    <style:style style:name="T80" style:family="text">
      <style:text-properties fo:color="#dcdcaa" loext:opacity="100%"/>
    </style:style>
    <style:style style:name="T81" style:family="text">
      <style:text-properties fo:color="#dcdcaa" loext:opacity="100%" fo:background-color="#1f1f1f" loext:char-shading-value="0"/>
    </style:style>
    <style:style style:name="T82" style:family="text">
      <style:text-properties fo:color="#dcdcaa" loext:opacity="100%" officeooo:rsid="0077c5d8" fo:background-color="#1f1f1f" loext:char-shading-value="0"/>
    </style:style>
    <style:style style:name="T83" style:family="text">
      <style:text-properties fo:color="#dcdcaa" loext:opacity="100%" officeooo:rsid="007890e2" fo:background-color="#1f1f1f" loext:char-shading-value="0"/>
    </style:style>
    <style:style style:name="T84" style:family="text">
      <style:text-properties fo:color="#dcdcaa" loext:opacity="100%" officeooo:rsid="007cc83f" fo:background-color="#1f1f1f" loext:char-shading-value="0"/>
    </style:style>
    <style:style style:name="T85" style:family="text">
      <style:text-properties fo:color="#dcdcaa" loext:opacity="100%" officeooo:rsid="00829014" fo:background-color="#1f1f1f" loext:char-shading-value="0"/>
    </style:style>
    <style:style style:name="T86" style:family="text">
      <style:text-properties fo:color="#dcdcaa" loext:opacity="100%" officeooo:rsid="008a06a9" fo:background-color="#1f1f1f" loext:char-shading-value="0"/>
    </style:style>
    <style:style style:name="T87" style:family="text">
      <style:text-properties fo:color="#dcdcaa" loext:opacity="100%" officeooo:rsid="006a8cf4"/>
    </style:style>
    <style:style style:name="T88" style:family="text">
      <style:text-properties fo:color="#dcdcaa" loext:opacity="100%" officeooo:rsid="006d51b0"/>
    </style:style>
    <style:style style:name="T89" style:family="text">
      <style:text-properties fo:color="#dcdcaa" loext:opacity="100%" officeooo:rsid="006e3776"/>
    </style:style>
    <style:style style:name="T90" style:family="text">
      <style:text-properties fo:color="#dcdcaa" loext:opacity="100%" officeooo:rsid="006f092e"/>
    </style:style>
    <style:style style:name="T91" style:family="text">
      <style:text-properties fo:color="#dcdcaa" loext:opacity="100%" officeooo:rsid="008a06a9"/>
    </style:style>
    <style:style style:name="T92" style:family="text">
      <style:text-properties fo:color="#dcdcaa" loext:opacity="100%" officeooo:rsid="008bb916"/>
    </style:style>
    <style:style style:name="T93" style:family="text">
      <style:text-properties fo:color="#b5cea8" loext:opacity="100%"/>
    </style:style>
    <style:style style:name="T94" style:family="text">
      <style:text-properties fo:color="#b5cea8" loext:opacity="100%" fo:background-color="#1f1f1f" loext:char-shading-value="0"/>
    </style:style>
    <style:style style:name="T95" style:family="text">
      <style:text-properties fo:color="#b5cea8" loext:opacity="100%" officeooo:rsid="005f84df" fo:background-color="#1f1f1f" loext:char-shading-value="0"/>
    </style:style>
    <style:style style:name="T96" style:family="text">
      <style:text-properties fo:color="#b5cea8" loext:opacity="100%" officeooo:rsid="00689998" fo:background-color="#1f1f1f" loext:char-shading-value="0"/>
    </style:style>
    <style:style style:name="T97" style:family="text">
      <style:text-properties fo:color="#c586c0" loext:opacity="100%"/>
    </style:style>
    <style:style style:name="T98" style:family="text">
      <style:text-properties fo:color="#c586c0" loext:opacity="100%" fo:background-color="#1f1f1f" loext:char-shading-value="0"/>
    </style:style>
    <style:style style:name="T99" style:family="text">
      <style:text-properties fo:color="#c586c0" loext:opacity="100%" officeooo:rsid="00670304" fo:background-color="#1f1f1f" loext:char-shading-value="0"/>
    </style:style>
    <style:style style:name="T100" style:family="text">
      <style:text-properties fo:color="#c586c0" loext:opacity="100%" officeooo:rsid="00689998" fo:background-color="#1f1f1f" loext:char-shading-value="0"/>
    </style:style>
    <style:style style:name="T101" style:family="text">
      <style:text-properties fo:color="#c586c0" loext:opacity="100%" officeooo:rsid="00829014" fo:background-color="#1f1f1f" loext:char-shading-value="0"/>
    </style:style>
    <style:style style:name="T102" style:family="text">
      <style:text-properties fo:color="#d4d4d4" loext:opacity="100%"/>
    </style:style>
    <style:style style:name="T103" style:family="text">
      <style:text-properties fo:color="#d4d4d4" loext:opacity="100%" fo:background-color="#1f1f1f" loext:char-shading-value="0"/>
    </style:style>
    <style:style style:name="T104" style:family="text">
      <style:text-properties fo:color="#d4d4d4" loext:opacity="100%" officeooo:rsid="00596873" fo:background-color="#1f1f1f" loext:char-shading-value="0"/>
    </style:style>
    <style:style style:name="T105" style:family="text">
      <style:text-properties fo:color="#d4d4d4" loext:opacity="100%" officeooo:rsid="0077c5d8" fo:background-color="#1f1f1f" loext:char-shading-value="0"/>
    </style:style>
    <style:style style:name="T106" style:family="text">
      <style:text-properties fo:color="#d4d4d4" loext:opacity="100%" officeooo:rsid="007890e2" fo:background-color="#1f1f1f" loext:char-shading-value="0"/>
    </style:style>
    <style:style style:name="T107" style:family="text">
      <style:text-properties fo:color="#d4d4d4" loext:opacity="100%" officeooo:rsid="007e2579" fo:background-color="#1f1f1f" loext:char-shading-value="0"/>
    </style:style>
    <style:style style:name="T108" style:family="text">
      <style:text-properties fo:color="#d4d4d4" loext:opacity="100%" officeooo:rsid="006e3776"/>
    </style:style>
    <style:style style:name="T109" style:family="text">
      <style:text-properties officeooo:rsid="0052b3c5"/>
    </style:style>
    <style:style style:name="T110" style:family="text">
      <style:text-properties fo:color="#4fc1ff" loext:opacity="100%"/>
    </style:style>
    <style:style style:name="T111" style:family="text">
      <style:text-properties fo:color="#4fc1ff" loext:opacity="100%" fo:background-color="#1f1f1f" loext:char-shading-value="0"/>
    </style:style>
    <style:style style:name="T112" style:family="text">
      <style:text-properties fo:color="#4fc1ff" loext:opacity="100%" officeooo:rsid="0060ea1f" fo:background-color="#1f1f1f" loext:char-shading-value="0"/>
    </style:style>
    <style:style style:name="T113" style:family="text">
      <style:text-properties fo:color="#4fc1ff" loext:opacity="100%" officeooo:rsid="006e3776"/>
    </style:style>
    <style:style style:name="T114" style:family="text">
      <style:text-properties officeooo:rsid="00533317"/>
    </style:style>
    <style:style style:name="T115" style:family="text">
      <style:text-properties officeooo:rsid="0054091a"/>
    </style:style>
    <style:style style:name="T116" style:family="text">
      <style:text-properties officeooo:rsid="0054dc12"/>
    </style:style>
    <style:style style:name="T117" style:family="text">
      <style:text-properties officeooo:rsid="0057ad16"/>
    </style:style>
    <style:style style:name="T118" style:family="text">
      <style:text-properties officeooo:rsid="00596873"/>
    </style:style>
    <style:style style:name="T119" style:family="text">
      <style:text-properties officeooo:rsid="005b3669"/>
    </style:style>
    <style:style style:name="T120" style:family="text">
      <style:text-properties officeooo:rsid="005e14b5"/>
    </style:style>
    <style:style style:name="T121" style:family="text">
      <style:text-properties officeooo:rsid="005f84df"/>
    </style:style>
    <style:style style:name="T122" style:family="text">
      <style:text-properties officeooo:rsid="00626b51"/>
    </style:style>
    <style:style style:name="T123" style:family="text">
      <style:text-properties officeooo:rsid="006a8cf4"/>
    </style:style>
    <style:style style:name="T124" style:family="text">
      <style:text-properties fo:color="#808080" loext:opacity="100%"/>
    </style:style>
    <style:style style:name="T125" style:family="text">
      <style:text-properties fo:color="#808080" loext:opacity="100%" officeooo:rsid="006ccd6b"/>
    </style:style>
    <style:style style:name="T126" style:family="text">
      <style:text-properties fo:color="#808080" loext:opacity="100%" fo:background-color="#1f1f1f" loext:char-shading-value="0"/>
    </style:style>
    <style:style style:name="T127" style:family="text">
      <style:text-properties officeooo:rsid="006d51b0"/>
    </style:style>
    <style:style style:name="T128" style:family="text">
      <style:text-properties officeooo:rsid="006e3776"/>
    </style:style>
    <style:style style:name="T129" style:family="text">
      <style:text-properties officeooo:rsid="0070e457" fo:background-color="#1f1f1f" loext:char-shading-value="0"/>
    </style:style>
    <style:style style:name="T130" style:family="text">
      <style:text-properties officeooo:rsid="0077c5d8" fo:background-color="#1f1f1f" loext:char-shading-value="0"/>
    </style:style>
    <style:style style:name="T131" style:family="text">
      <style:text-properties officeooo:rsid="007890e2" fo:background-color="#1f1f1f" loext:char-shading-value="0"/>
    </style:style>
    <style:style style:name="T132" style:family="text">
      <style:text-properties officeooo:rsid="007a7ea9" fo:background-color="#1f1f1f" loext:char-shading-value="0"/>
    </style:style>
    <style:style style:name="T133" style:family="text">
      <style:text-properties officeooo:rsid="007cc83f" fo:background-color="#1f1f1f" loext:char-shading-value="0"/>
    </style:style>
    <style:style style:name="T134" style:family="text">
      <style:text-properties officeooo:rsid="007e2579" fo:background-color="#1f1f1f" loext:char-shading-value="0"/>
    </style:style>
    <style:style style:name="T135" style:family="text">
      <style:text-properties officeooo:rsid="007e9f24" fo:background-color="#1f1f1f" loext:char-shading-value="0"/>
    </style:style>
    <style:style style:name="T136" style:family="text">
      <style:text-properties officeooo:rsid="007fbb46" fo:background-color="#1f1f1f" loext:char-shading-value="0"/>
    </style:style>
    <style:style style:name="T137" style:family="text">
      <style:text-properties officeooo:rsid="00820380" fo:background-color="#1f1f1f" loext:char-shading-value="0"/>
    </style:style>
    <style:style style:name="T138" style:family="text">
      <style:text-properties officeooo:rsid="00829014" fo:background-color="#1f1f1f" loext:char-shading-value="0"/>
    </style:style>
    <style:style style:name="T139" style:family="text">
      <style:text-properties officeooo:rsid="00707686"/>
    </style:style>
    <style:style style:name="T140" style:family="text">
      <style:text-properties fo:color="#6a9955" loext:opacity="100%"/>
    </style:style>
    <style:style style:name="T141" style:family="text">
      <style:text-properties fo:color="#6a9955" loext:opacity="100%" fo:background-color="#1f1f1f" loext:char-shading-value="0"/>
    </style:style>
    <style:style style:name="T142" style:family="text">
      <style:text-properties fo:color="#6a9955" loext:opacity="100%" officeooo:rsid="00707686" fo:background-color="#1f1f1f" loext:char-shading-value="0"/>
    </style:style>
    <style:style style:name="T143" style:family="text">
      <style:text-properties fo:color="#6a9955" loext:opacity="100%" officeooo:rsid="007e2579" fo:background-color="#1f1f1f" loext:char-shading-value="0"/>
    </style:style>
    <style:style style:name="T144" style:family="text">
      <style:text-properties fo:color="#6a9955" loext:opacity="100%" officeooo:rsid="0075066c"/>
    </style:style>
    <style:style style:name="T145" style:family="text">
      <style:text-properties officeooo:rsid="0075066c"/>
    </style:style>
    <style:style style:name="T146" style:family="text">
      <style:text-properties officeooo:rsid="007890e2"/>
    </style:style>
    <style:style style:name="T147" style:family="text">
      <style:text-properties fo:color="#4ec9b0" loext:opacity="100%"/>
    </style:style>
    <style:style style:name="T148" style:family="text">
      <style:text-properties officeooo:rsid="00849496"/>
    </style:style>
    <style:style style:name="T149" style:family="text">
      <style:text-properties officeooo:rsid="008642e2"/>
    </style:style>
    <style:style style:name="T150" style:family="text">
      <style:text-properties fo:color="#b3ccff" loext:opacity="100%"/>
    </style:style>
    <style:style style:name="T151" style:family="text">
      <style:text-properties fo:color="#b3ccff" loext:opacity="100%" officeooo:rsid="006cd956" fo:background-color="#1f1f1f" loext:char-shading-value="0"/>
    </style:style>
    <style:style style:name="T152" style:family="text">
      <style:text-properties fo:color="#b3ccff" loext:opacity="100%" officeooo:rsid="0089c9a3" fo:background-color="#1f1f1f" loext:char-shading-value="0"/>
    </style:style>
    <style:style style:name="T153" style:family="text">
      <style:text-properties fo:color="#ffffff" loext:opacity="100%"/>
    </style:style>
    <style:style style:name="T154" style:family="text">
      <style:text-properties fo:color="#ff8973" loext:opacity="100%"/>
    </style:style>
    <style:style style:name="T155" style:family="text">
      <style:text-properties fo:color="#d7ba7d" loext:opacity="100%"/>
    </style:style>
    <style:style style:name="T156" style:family="text">
      <style:text-properties officeooo:rsid="008bc1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exte_20_info"><text:span text:style-name="T109">Variable</text:span></text:span></text:p>
      <text:p text:style-name="P1"><text:span text:style-name="texte_20_info"/></text:p>
      <text:p text:style-name="P1"><text:span text:style-name="texte_20_info"><text:tab/></text:span><text:span text:style-name="texte_20_info"><text:span text:style-name="T109">type : number, string, boolean, </text:span></text:span><text:span text:style-name="texte_20_info"><text:span text:style-name="T148">Null, Undefined, objects, Symbol</text:span></text:span></text:p>
      <text:p text:style-name="P64"><text:span text:style-name="texte_20_info"><text:tab/><text:tab/></text:span><text:span text:style-name="texte_20_info"><text:span text:style-name="T46">console</text:span></text:span><text:span text:style-name="texte_20_info"><text:span text:style-name="T14">.</text:span></text:span><text:span text:style-name="texte_20_info"><text:span text:style-name="T81">log</text:span></text:span><text:span text:style-name="texte_20_info"><text:span text:style-name="T14">(</text:span></text:span><text:span text:style-name="texte_20_info"><text:span text:style-name="T58">typeof var</text:span></text:span><text:span text:style-name="texte_20_info"><text:span text:style-name="T14">)<text:tab/><text:tab/></text:span></text:span><text:span text:style-name="texte_20_info"><text:span text:style-name="T28">return the type of the variable</text:span></text:span></text:p>
      <text:p text:style-name="P35"><text:span text:style-name="texte_20_info"><text:tab/></text:span><text:span text:style-name="texte_20_info"><text:span text:style-name="T109">declare :<text:tab/></text:span></text:span></text:p>
      <text:p text:style-name="P1"><text:span text:style-name="texte_20_info"><text:tab/><text:tab/></text:span><text:span text:style-name="texte_20_info"><text:span text:style-name="T2">let</text:span></text:span><text:span text:style-name="texte_20_info"><text:span text:style-name="T14"> </text:span></text:span><text:span text:style-name="texte_20_info"><text:span text:style-name="T46">myAge</text:span></text:span><text:span text:style-name="texte_20_info"><text:span text:style-name="T14"> </text:span></text:span><text:span text:style-name="texte_20_info"><text:span text:style-name="T103">=</text:span></text:span><text:span text:style-name="texte_20_info"><text:span text:style-name="T14"> </text:span></text:span><text:span text:style-name="texte_20_info"><text:span text:style-name="T94">43<text:tab/><text:tab/><text:tab/><text:tab/></text:span></text:span><text:span text:style-name="texte_20_info">variable variable</text:span></text:p>
      <text:p text:style-name="P3"><text:span text:style-name="T1"><text:tab/><text:tab/>const</text:span><text:span text:style-name="T13"> </text:span><text:span text:style-name="T110">prenom</text:span><text:span text:style-name="T13"> </text:span><text:span text:style-name="T102">=</text:span><text:span text:style-name="T13"> </text:span><text:span text:style-name="T67">"François"<text:tab/><text:tab/><text:tab/></text:span><text:span text:style-name="texte_20_info">variable constante, </text:span><text:span text:style-name="texte_20_info"><text:span text:style-name="T116">can’t be modified</text:span></text:span></text:p>
      <text:p text:style-name="P32"><text:span text:style-name="texte_20_info"><text:tab/><text:tab/></text:span><text:span text:style-name="texte_20_info"><text:span text:style-name="T148">(</text:span></text:span><text:span text:style-name="texte_20_info"><text:span text:style-name="T8">var</text:span></text:span><text:span text:style-name="texte_20_info"><text:span text:style-name="T14"> </text:span></text:span><text:span text:style-name="texte_20_info"><text:span text:style-name="T111">prenom</text:span></text:span><text:span text:style-name="texte_20_info"><text:span text:style-name="T14"> </text:span></text:span><text:span text:style-name="texte_20_info"><text:span text:style-name="T103">=</text:span></text:span><text:span text:style-name="texte_20_info"><text:span text:style-name="T14"> </text:span></text:span><text:span text:style-name="texte_20_info"><text:span text:style-name="T68">"François"<text:tab/><text:tab/><text:tab/></text:span></text:span><text:span text:style-name="texte_20_info">ancien)</text:span></text:p>
      <text:p text:style-name="P36"><text:span text:style-name="texte_20_info"><text:tab/><text:tab/></text:span><text:span text:style-name="texte_20_info"><text:span text:style-name="T2">let</text:span></text:span><text:span text:style-name="texte_20_info"><text:span text:style-name="T14"> </text:span></text:span><text:span text:style-name="texte_20_info"><text:span text:style-name="T46">boolean</text:span></text:span><text:span text:style-name="texte_20_info"><text:span text:style-name="T14"> </text:span></text:span><text:span text:style-name="texte_20_info"><text:span text:style-name="T103">=</text:span></text:span><text:span text:style-name="texte_20_info"><text:span text:style-name="T14"> </text:span></text:span><text:span text:style-name="texte_20_info"><text:span text:style-name="T2">true</text:span></text:span></text:p>
      <text:p text:style-name="P36"><text:span text:style-name="texte_20_info"/></text:p>
      <text:p text:style-name="P36"><text:span text:style-name="texte_20_info"><text:tab/></text:span><text:span text:style-name="texte_20_info"><text:span text:style-name="T115">modify :</text:span></text:span><text:span text:style-name="texte_20_info"> </text:span><text:span text:style-name="texte_20_info"><text:span text:style-name="T115">myAge = 44</text:span></text:span></text:p>
      <text:p text:style-name="P36"><text:span text:style-name="texte_20_info"/></text:p>
      <text:p text:style-name="P36"><text:span text:style-name="texte_20_info"><text:tab/></text:span><text:span text:style-name="texte_20_info"><text:span text:style-name="T117">Print in console </text:span></text:span><text:span text:style-name="texte_20_info"><text:span text:style-name="T114">:</text:span></text:span><text:span text:style-name="texte_20_info"> <text:s/></text:span><text:span text:style-name="texte_20_info"><text:span text:style-name="T46">console</text:span></text:span><text:span text:style-name="texte_20_info"><text:span text:style-name="T14">.</text:span></text:span><text:span text:style-name="texte_20_info"><text:span text:style-name="T81">log</text:span></text:span><text:span text:style-name="texte_20_info"><text:span text:style-name="T14">(</text:span></text:span><text:span text:style-name="texte_20_info"><text:span text:style-name="T46">myAge</text:span></text:span><text:span text:style-name="texte_20_info"><text:span text:style-name="T14">)</text:span></text:span></text:p>
      <text:p text:style-name="P1"><text:span text:style-name="texte_20_info"><text:tab/></text:span><text:span text:style-name="texte_20_info"><text:span text:style-name="T123">locale ou global :<text:tab/><text:tab/><text:tab/><text:tab/><text:tab/>local variable d’une fonction, non <text:tab/><text:tab/><text:tab/><text:tab/><text:tab/><text:tab/><text:tab/><text:tab/><text:tab/>utilisble en dehors</text:span></text:span></text:p>
      <text:p text:style-name="P1"><text:span text:style-name="texte_20_info"><text:tab/></text:span></text:p>
      <text:p text:style-name="P1"><text:span text:style-name="texte_20_info"><text:tab/></text:span><text:span text:style-name="texte_20_info"><text:span text:style-name="T149">string interpolation</text:span></text:span></text:p>
      <text:p text:style-name="P64"><text:span text:style-name="texte_20_info"><text:tab/><text:tab/></text:span><text:span text:style-name="texte_20_info"><text:span text:style-name="T46">console</text:span></text:span><text:span text:style-name="texte_20_info"><text:span text:style-name="T14">.</text:span></text:span><text:span text:style-name="texte_20_info"><text:span text:style-name="T81">log</text:span></text:span><text:span text:style-name="texte_20_info"><text:span text:style-name="T14">(</text:span></text:span><text:span text:style-name="texte_20_info"><text:span text:style-name="T74">`text ${</text:span></text:span><text:span text:style-name="texte_20_info"><text:span text:style-name="T58">variable</text:span></text:span><text:span text:style-name="texte_20_info"><text:span text:style-name="T74">}`</text:span></text:span><text:span text:style-name="texte_20_info"><text:span text:style-name="T14">)</text:span></text:span><text:span text:style-name="texte_20_info"><text:span text:style-name="T28"><text:tab/><text:tab/>use backticks</text:span></text:span></text:p>
      <text:p text:style-name="P1"><text:span text:style-name="texte_20_info"/></text:p>
      <text:p text:style-name="P1"><text:span text:style-name="texte_20_info"/></text:p>
      <text:p text:style-name="P63"><text:span text:style-name="texte_20_info"><text:span text:style-name="T148">Comment</text:span></text:span></text:p>
      <text:p text:style-name="P63"><text:span text:style-name="texte_20_info"><text:tab/>// </text:span><text:span text:style-name="texte_20_info"><text:span text:style-name="T148">single comment</text:span></text:span></text:p>
      <text:p text:style-name="P63"><text:span text:style-name="texte_20_info"><text:tab/>/</text:span><text:span text:style-name="texte_20_info"><text:span text:style-name="T148">* <text:s/>Multi ligne comment <text:s text:c="9"/>*/</text:span></text:span></text:p>
      <text:p text:style-name="P63"><text:span text:style-name="texte_20_info"><text:tab/></text:span></text:p>
      <text:p text:style-name="P37"><text:span text:style-name="texte_20_info"><text:span text:style-name="T118">Obje</text:span></text:span><text:span text:style-name="texte_20_info"><text:span text:style-name="T119">c</text:span></text:span><text:span text:style-name="texte_20_info"><text:span text:style-name="T118">ts</text:span></text:span></text:p>
      <text:p text:style-name="P37"><text:span text:style-name="texte_20_info"><text:tab/></text:span><text:span text:style-name="texte_20_info"><text:span text:style-name="T109">declare : </text:span></text:span></text:p>
      <text:p text:style-name="P37"><text:span text:style-name="texte_20_info"><text:tab/><text:tab/></text:span><text:span text:style-name="texte_20_info"><text:span text:style-name="T3">let</text:span></text:span><text:span text:style-name="texte_20_info"><text:span text:style-name="T15"> </text:span></text:span><text:span text:style-name="texte_20_info"><text:span text:style-name="T47">myObject</text:span></text:span><text:span text:style-name="texte_20_info"><text:span text:style-name="T104">=</text:span></text:span><text:span text:style-name="texte_20_info"><text:span text:style-name="T15">{</text:span></text:span></text:p>
      <text:p text:style-name="P3"><text:span text:style-name="T13">    <text:tab/><text:tab/></text:span><text:span text:style-name="T45">name:</text:span><text:span text:style-name="T67">"François"</text:span><text:span text:style-name="T13">,</text:span></text:p>
      <text:p text:style-name="P3"><text:span text:style-name="T13">    <text:tab/><text:tab/></text:span><text:span text:style-name="T45">homme:</text:span><text:span text:style-name="T1">true</text:span><text:span text:style-name="T13">,</text:span></text:p>
      <text:p text:style-name="P3"><text:span text:style-name="T13">    <text:tab/><text:tab/></text:span><text:span text:style-name="T45">age:</text:span><text:span text:style-name="T93">43</text:span><text:span text:style-name="T13"> }</text:span></text:p>
      <text:p text:style-name="P37"><text:span text:style-name="texte_20_info"><text:span text:style-name="T69"/></text:span></text:p>
      <text:p text:style-name="P37"><text:span text:style-name="texte_20_info"><text:tab/></text:span><text:span text:style-name="texte_20_info"><text:span text:style-name="T118">add :</text:span></text:span></text:p>
      <text:p text:style-name="P37"><text:span text:style-name="texte_20_info"><text:tab/><text:tab/></text:span><text:span text:style-name="texte_20_info"><text:span text:style-name="T47">myObject</text:span></text:span><text:span text:style-name="texte_20_info"><text:span text:style-name="T15">.</text:span></text:span><text:span text:style-name="texte_20_info"><text:span text:style-name="T47">gender</text:span></text:span><text:span text:style-name="texte_20_info"><text:span text:style-name="T15"> </text:span></text:span><text:span text:style-name="texte_20_info"><text:span text:style-name="T104">=</text:span></text:span><text:span text:style-name="texte_20_info"><text:span text:style-name="T15"> </text:span></text:span><text:span text:style-name="texte_20_info"><text:span text:style-name="T69">"M"</text:span></text:span></text:p>
      <text:p text:style-name="P37"><text:span text:style-name="texte_20_info"><text:span text:style-name="T69"/></text:span></text:p>
      <text:p text:style-name="P37"><text:span text:style-name="texte_20_info"/></text:p>
      <text:p text:style-name="P37"><text:span text:style-name="texte_20_info"><text:tab/></text:span><text:span text:style-name="texte_20_info"><text:span text:style-name="T156">delete :</text:span></text:span></text:p>
      <text:p text:style-name="P74"><text:span text:style-name="texte_20_info"><text:tab/><text:tab/></text:span><text:span text:style-name="texte_20_info"><text:span text:style-name="T156">delete </text:span></text:span><text:span text:style-name="texte_20_info"><text:span text:style-name="T47">myObject</text:span></text:span><text:span text:style-name="texte_20_info"><text:span text:style-name="T15">.</text:span></text:span><text:span text:style-name="texte_20_info"><text:span text:style-name="T47">gende</text:span></text:span></text:p>
      <text:p text:style-name="P37"><text:span text:style-name="texte_20_info"/></text:p>
      <text:p text:style-name="P37"><text:span text:style-name="texte_20_info"><text:tab/></text:span><text:span text:style-name="texte_20_info"><text:span text:style-name="T118">access :</text:span></text:span></text:p>
      <text:p text:style-name="P37"><text:span text:style-name="texte_20_info"><text:span text:style-name="T14"><text:tab/><text:tab/></text:span></text:span><text:span text:style-name="texte_20_info"><text:span text:style-name="T2">const</text:span></text:span><text:span text:style-name="texte_20_info"><text:span text:style-name="T14"> </text:span></text:span><text:span text:style-name="texte_20_info"><text:span text:style-name="T111">myObjectName</text:span></text:span><text:span text:style-name="texte_20_info"><text:span text:style-name="T14"> </text:span></text:span><text:span text:style-name="texte_20_info"><text:span text:style-name="T103">=</text:span></text:span><text:span text:style-name="texte_20_info"><text:span text:style-name="T14"> </text:span></text:span><text:span text:style-name="texte_20_info"><text:span text:style-name="T46">myObject</text:span></text:span><text:span text:style-name="texte_20_info"><text:span text:style-name="T14">.</text:span></text:span><text:span text:style-name="texte_20_info"><text:span text:style-name="T46">name</text:span></text:span></text:p>
      <text:p text:style-name="P72"><text:span text:style-name="T45"><text:tab/><text:tab/>console</text:span><text:span text:style-name="T13">.</text:span><text:span text:style-name="T80">log</text:span><text:span text:style-name="T13">(</text:span><text:span text:style-name="texte_20_info"><text:span text:style-name="T111">myObjectName</text:span></text:span><text:span text:style-name="T13">)</text:span></text:p>
      <text:p text:style-name="P37"><text:span text:style-name="texte_20_info"><text:span text:style-name="T14"/></text:span></text:p>
      <text:p text:style-name="P37"><text:span text:style-name="texte_20_info"><text:span text:style-name="T14"/></text:span></text:p>
      <text:p text:style-name="P41"><text:span text:style-name="texte_20_info"><text:span text:style-name="T18">Array</text:span></text:span></text:p>
      <text:p text:style-name="P39"><text:span text:style-name="texte_20_info"><text:span text:style-name="T16"><text:tab/></text:span></text:span><text:span text:style-name="texte_20_info"><text:span text:style-name="T109">declare : </text:span></text:span></text:p>
      <text:p text:style-name="P38"><text:span text:style-name="texte_20_info"><text:span text:style-name="T16"><text:tab/><text:tab/></text:span></text:span><text:span text:style-name="texte_20_info"><text:span text:style-name="T2">const</text:span></text:span><text:span text:style-name="texte_20_info"><text:span text:style-name="T14"> </text:span></text:span><text:span text:style-name="texte_20_info"><text:span text:style-name="T111">my</text:span></text:span><text:span text:style-name="texte_20_info"><text:span text:style-name="T112">Array</text:span></text:span><text:span text:style-name="texte_20_info"><text:span text:style-name="T14"> </text:span></text:span><text:span text:style-name="texte_20_info"><text:span text:style-name="T103">=</text:span></text:span><text:span text:style-name="texte_20_info"><text:span text:style-name="T14"> </text:span></text:span><text:span text:style-name="texte_20_info"><text:span text:style-name="T48">[</text:span></text:span><text:span text:style-name="texte_20_info"><text:span text:style-name="T70">"Value1","Value2","Value3",...</text:span></text:span><text:span text:style-name="texte_20_info"><text:span text:style-name="T16">]</text:span></text:span></text:p>
      <text:p text:style-name="P38"><text:span text:style-name="texte_20_info"><text:span text:style-name="T70"><text:tab/></text:span></text:span></text:p>
      <text:p text:style-name="P39"><text:span text:style-name="texte_20_info"><text:span text:style-name="T70"><text:tab/></text:span></text:span><text:span text:style-name="texte_20_info"><text:span text:style-name="T118">access </text:span></text:span><text:span text:style-name="texte_20_info"><text:span text:style-name="T120">index</text:span></text:span></text:p>
      <text:p text:style-name="P41"><text:span text:style-name="texte_20_info"><text:tab/><text:tab/></text:span><text:span text:style-name="texte_20_info"><text:span text:style-name="T2">let</text:span></text:span><text:span text:style-name="texte_20_info"><text:span text:style-name="T14"> </text:span></text:span><text:span text:style-name="texte_20_info"><text:span text:style-name="T46">index0</text:span></text:span><text:span text:style-name="texte_20_info"><text:span text:style-name="T14"> </text:span></text:span><text:span text:style-name="texte_20_info"><text:span text:style-name="T103">=</text:span></text:span><text:span text:style-name="texte_20_info"><text:span text:style-name="T14"> </text:span></text:span><text:span text:style-name="texte_20_info"><text:span text:style-name="T111">my</text:span></text:span><text:span text:style-name="texte_20_info"><text:span text:style-name="T112">Array</text:span></text:span><text:span text:style-name="texte_20_info"><text:span text:style-name="T14">[</text:span></text:span><text:span text:style-name="texte_20_info"><text:span text:style-name="T94">0</text:span></text:span><text:span text:style-name="texte_20_info"><text:span text:style-name="T14">]</text:span></text:span></text:p>
      <text:p text:style-name="P39"><text:span text:style-name="texte_20_info"><text:span text:style-name="T14"/></text:span></text:p>
      <text:p text:style-name="P41"><text:span text:style-name="texte_20_info"><text:tab/>method :<text:tab/></text:span><text:span text:style-name="T2">let</text:span><text:span text:style-name="T14"> </text:span><text:span text:style-name="JS_20_var">lenArray</text:span><text:span text:style-name="T14"> </text:span><text:span text:style-name="T103">=</text:span><text:span text:style-name="T14"> </text:span><text:span text:style-name="T111">my</text:span><text:span text:style-name="texte_20_info"><text:span text:style-name="T112">Array</text:span></text:span><text:span text:style-name="T14">.</text:span><text:span text:style-name="T46">length<text:tab/></text:span><text:span text:style-name="texte_20_info">return the number of value in the </text:span><text:span text:style-name="texte_20_info"><text:span text:style-name="T122">array</text:span></text:span></text:p>
      <text:p text:style-name="P41"><text:span text:style-name="texte_20_info"><text:tab/><text:tab/><text:tab/></text:span><text:span text:style-name="texte_20_info"><text:span text:style-name="T111">my</text:span></text:span><text:span text:style-name="texte_20_info"><text:span text:style-name="T112">Array</text:span></text:span><text:span text:style-name="texte_20_info"><text:span text:style-name="T14">.</text:span></text:span><text:span text:style-name="texte_20_info"><text:span text:style-name="T81">push</text:span></text:span><text:span text:style-name="texte_20_info"><text:span text:style-name="T14">(</text:span></text:span><text:span text:style-name="texte_20_info"><text:span text:style-name="T68">"new value"</text:span></text:span><text:span text:style-name="texte_20_info"><text:span text:style-name="T14">)<text:tab/><text:tab/></text:span></text:span><text:span text:style-name="texte_20_info"><text:span text:style-name="T17">add a value at the end</text:span></text:span></text:p>
      <text:p text:style-name="P42"><text:soft-page-break/><text:span text:style-name="T111"><text:tab/><text:tab/><text:tab/>my</text:span><text:span text:style-name="texte_20_info"><text:span text:style-name="T112">Array</text:span></text:span><text:span text:style-name="T14">.</text:span><text:span text:style-name="T81">pop</text:span><text:span text:style-name="T14">()<text:tab/><text:tab/><text:tab/></text:span><text:span text:style-name="T17">delete last value</text:span></text:p>
      <text:p text:style-name="P39"><text:span text:style-name="texte_20_info"/></text:p>
      <text:p text:style-name="P40"><text:span text:style-name="texte_20_info"><text:span text:style-name="T121">Duplicate value or reference</text:span></text:span></text:p>
      <text:p text:style-name="P40"><text:span text:style-name="texte_20_info"><text:tab/> </text:span><text:span text:style-name="texte_20_info"><text:span text:style-name="T2">let</text:span></text:span><text:span text:style-name="texte_20_info"><text:span text:style-name="T14"> </text:span></text:span><text:span text:style-name="texte_20_info"><text:span text:style-name="T49">Var1</text:span></text:span><text:span text:style-name="texte_20_info"><text:span text:style-name="T14"> </text:span></text:span><text:span text:style-name="texte_20_info"><text:span text:style-name="T103">=</text:span></text:span><text:span text:style-name="texte_20_info"><text:span text:style-name="T14"> </text:span></text:span><text:span text:style-name="texte_20_info"><text:span text:style-name="T95">value</text:span></text:span></text:p>
      <text:p text:style-name="P40"><text:span text:style-name="texte_20_info"><text:span text:style-name="T94"><text:tab/> </text:span></text:span><text:span text:style-name="texte_20_info"><text:span text:style-name="T2">let</text:span></text:span><text:span text:style-name="texte_20_info"><text:span text:style-name="T14"> </text:span></text:span><text:span text:style-name="texte_20_info"><text:span text:style-name="T49">Var2</text:span></text:span><text:span text:style-name="texte_20_info"><text:span text:style-name="T14"> </text:span></text:span><text:span text:style-name="texte_20_info"><text:span text:style-name="T103">=</text:span></text:span><text:span text:style-name="texte_20_info"><text:span text:style-name="T14"> </text:span></text:span><text:span text:style-name="texte_20_info"><text:span text:style-name="T94"><text:s/></text:span></text:span><text:span text:style-name="texte_20_info"><text:span text:style-name="T49">Var1</text:span></text:span></text:p>
      <text:p text:style-name="P40"><text:span text:style-name="texte_20_info"><text:span text:style-name="T49"><text:tab/><text:tab/><text:tab/><text:tab/></text:span></text:span></text:p>
      <text:p text:style-name="P40"><text:span text:style-name="texte_20_info"><text:span text:style-name="T49"><text:tab/></text:span></text:span><text:span text:style-name="texte_20_info">if the type of value is number, string or bolean : the value is copied by "value"</text:span></text:p>
      <text:p text:style-name="P40"><text:span text:style-name="texte_20_info"><text:tab/></text:span><text:span text:style-name="texte_20_info"><text:span text:style-name="T121">if the value is complex (object, </text:span></text:span><text:span text:style-name="texte_20_info"><text:span text:style-name="T122">array</text:span></text:span><text:span text:style-name="texte_20_info"><text:span text:style-name="T121">,…) : </text:span></text:span><text:span text:style-name="texte_20_info">the value is copied by "</text:span><text:span text:style-name="texte_20_info"><text:span text:style-name="T121">reference</text:span></text:span><text:span text:style-name="texte_20_info">"</text:span></text:p>
      <text:p text:style-name="P40"><text:span text:style-name="texte_20_info"><text:tab/><text:tab/></text:span><text:span text:style-name="texte_20_info"><text:span text:style-name="T121">modify Var1, modifies Var2</text:span></text:span></text:p>
      <text:p text:style-name="P40"><text:span text:style-name="texte_20_info"><text:tab/><text:tab/></text:span><text:span text:style-name="texte_20_info"><text:span text:style-name="T121">in order to duplicate a complex value by value :</text:span></text:span></text:p>
      <text:p text:style-name="P40"><text:span text:style-name="texte_20_info"><text:tab/><text:tab/><text:tab/></text:span><text:span text:style-name="texte_20_info"><text:span text:style-name="T2">let</text:span></text:span><text:span text:style-name="texte_20_info"><text:span text:style-name="T14"> </text:span></text:span><text:span text:style-name="texte_20_info"><text:span text:style-name="T49">Var2</text:span></text:span><text:span text:style-name="texte_20_info"><text:span text:style-name="T14"> </text:span></text:span><text:span text:style-name="texte_20_info"><text:span text:style-name="T103">=</text:span></text:span><text:span text:style-name="texte_20_info"><text:span text:style-name="T14"> </text:span></text:span><text:span text:style-name="texte_20_info"><text:span text:style-name="T94"><text:s/></text:span></text:span><text:span text:style-name="texte_20_info"><text:span text:style-name="T48">[...</text:span></text:span><text:span text:style-name="texte_20_info"><text:span text:style-name="T49">Var1</text:span></text:span><text:span text:style-name="texte_20_info"><text:span text:style-name="T16">]</text:span></text:span></text:p>
      <text:p text:style-name="P40"><text:span text:style-name="texte_20_info"><text:span text:style-name="T16"/></text:span></text:p>
      <text:p text:style-name="P43"><text:span text:style-name="texte_20_info"><text:span text:style-name="T19">Condition if/else</text:span></text:span></text:p>
      <text:p text:style-name="P43"><text:span text:style-name="texte_20_info"><text:span text:style-name="T19"/></text:span></text:p>
      <text:p text:style-name="P43"><text:span text:style-name="texte_20_info"><text:span text:style-name="T19"><text:tab/></text:span></text:span><text:span text:style-name="texte_20_info"><text:span text:style-name="T99">if</text:span></text:span><text:span text:style-name="texte_20_info"><text:span text:style-name="T19"> (</text:span></text:span><text:span text:style-name="texte_20_info"><text:span text:style-name="T50">condition</text:span></text:span><text:span text:style-name="texte_20_info"><text:span text:style-name="T19">) {<text:tab/><text:tab/><text:tab/></text:span></text:span><text:span text:style-name="texte_20_info"><text:span text:style-name="T20">compare : </text:span></text:span></text:p>
      <text:p text:style-name="P5"><text:span text:style-name="JS_20_var">    <text:tab/><text:tab/>"do this"<text:tab/><text:tab/><text:tab/></text:span><text:span text:style-name="texte_20_info"><text:span text:style-name="T20">= = = <text:s/>equal</text:span></text:span></text:p>
      <text:p text:style-name="P3"><text:span text:style-name="T13"><text:tab/>} </text:span><text:span text:style-name="T97">else</text:span><text:span text:style-name="T13"> {<text:tab/><text:tab/><text:tab/><text:tab/>! </text:span><text:span text:style-name="T32">= = different</text:span></text:p>
      <text:p text:style-name="P4"><text:span text:style-name="T13">        <text:tab/></text:span><text:span text:style-name="JS_20_var"><text:tab/>"do that"</text:span></text:p>
      <text:p text:style-name="P44">    <text:tab/>} </text:p>
      <text:p text:style-name="P2"><text:span text:style-name="T14"/></text:p>
      <text:p text:style-name="P2"><text:span text:style-name="T14"/></text:p>
      <text:p text:style-name="P45">Switch / case</text:p>
      <text:p text:style-name="P45"><text:tab/></text:p>
      <text:p text:style-name="P52"><text:span text:style-name="T14"><text:tab/></text:span><text:span text:style-name="T98">switch</text:span><text:span text:style-name="T14"> (</text:span><text:span text:style-name="T51">test</text:span><text:span text:style-name="T14">) {<text:tab/></text:span></text:p>
      <text:p text:style-name="P3"><text:span text:style-name="T13">    <text:tab/></text:span><text:span text:style-name="T97">case</text:span><text:span text:style-name="T13"> </text:span><text:span text:style-name="T59">Value</text:span><text:span text:style-name="T13">:<text:tab/><text:tab/><text:tab/><text:tab/><text:tab/></text:span><text:span text:style-name="T33">case : test = value</text:span></text:p>
      <text:p text:style-name="P3"><text:span text:style-name="T13">        <text:tab/><text:tab/></text:span><text:span text:style-name="T45">console</text:span><text:span text:style-name="T13">.</text:span><text:span text:style-name="T80">log</text:span><text:span text:style-name="T13">(</text:span><text:span text:style-name="T67">"Bravo !"</text:span><text:span text:style-name="T13">)</text:span></text:p>
      <text:p text:style-name="P3"><text:span text:style-name="T13">        <text:tab/><text:tab/></text:span><text:span text:style-name="T97">break</text:span></text:p>
      <text:p text:style-name="P3"><text:span text:style-name="T97"/></text:p>
      <text:p text:style-name="P6"><text:span text:style-name="T13">    <text:tab/></text:span><text:span text:style-name="T97">case</text:span><text:span text:style-name="T13"> </text:span><text:span text:style-name="T67">"</text:span><text:span text:style-name="T75">Value2</text:span><text:span text:style-name="T67">"</text:span><text:span text:style-name="T13">:<text:tab/><text:tab/><text:tab/><text:tab/><text:tab/></text:span><text:span text:style-name="T33">case : test = </text:span><text:span text:style-name="T75">"Value2"</text:span></text:p>
      <text:p text:style-name="P3"><text:span text:style-name="T13">        <text:tab/><text:tab/></text:span><text:span text:style-name="T45">console</text:span><text:span text:style-name="T13">.</text:span><text:span text:style-name="T80">log</text:span><text:span text:style-name="T13">(</text:span><text:span text:style-name="T67">"Restez correct !"</text:span><text:span text:style-name="T13">)</text:span></text:p>
      <text:p text:style-name="P3"><text:span text:style-name="T13">        <text:tab/><text:tab/></text:span><text:span text:style-name="T97">break</text:span></text:p>
      <text:p text:style-name="P3"><text:span text:style-name="T97"/></text:p>
      <text:p text:style-name="P6"><text:span text:style-name="T13">    <text:tab/></text:span><text:span text:style-name="T97">default</text:span><text:span text:style-name="T13">:<text:tab/><text:tab/><text:tab/><text:tab/><text:tab/></text:span><text:span text:style-name="T33">no case encountered</text:span></text:p>
      <text:p text:style-name="P3"><text:span text:style-name="T13">        <text:tab/><text:tab/></text:span><text:span text:style-name="T45">console</text:span><text:span text:style-name="T13">.</text:span><text:span text:style-name="T80">log</text:span><text:span text:style-name="T13">(</text:span><text:span text:style-name="T67">"Vous avez fait une erreur de frappe."</text:span><text:span text:style-name="T13">)<text:tab/></text:span></text:p>
      <text:p text:style-name="P44"><text:tab/>}</text:p>
      <text:p text:style-name="P52"><text:span text:style-name="T14"/></text:p>
      <text:p text:style-name="P46">for loop</text:p>
      <text:p text:style-name="P54"><text:span text:style-name="T21"><text:tab/></text:span><text:span text:style-name="T98">for</text:span><text:span text:style-name="T14">(</text:span><text:span text:style-name="T2">let</text:span><text:span text:style-name="T14"> </text:span><text:span text:style-name="T46">i</text:span><text:span text:style-name="T14"> </text:span><text:span text:style-name="T103">=</text:span><text:span text:style-name="T14"> </text:span><text:span text:style-name="T94">0</text:span><text:span text:style-name="T14">; </text:span><text:span text:style-name="T46">i</text:span><text:span text:style-name="T14"> </text:span><text:span text:style-name="T103">&lt;</text:span><text:span text:style-name="T94">500</text:span><text:span text:style-name="T14">; </text:span><text:span text:style-name="T46">i</text:span><text:span text:style-name="T14"> </text:span><text:span text:style-name="T103">+=</text:span><text:span text:style-name="T14"> </text:span><text:span text:style-name="T94">1</text:span><text:span text:style-name="T14">)<text:tab/><text:tab/></text:span><text:span text:style-name="T98">for</text:span><text:span text:style-name="T14">(</text:span><text:span text:style-name="T96">counter</text:span><text:span text:style-name="T14">; </text:span><text:span text:style-name="T96">stop condition</text:span><text:span text:style-name="T14">; </text:span><text:span text:style-name="T96">counter progress</text:span><text:span text:style-name="T14">)</text:span></text:p>
      <text:p text:style-name="P7"><text:span text:style-name="T13"><text:tab/>{</text:span><text:span text:style-name="T45">console</text:span><text:span text:style-name="T13">.</text:span><text:span text:style-name="T80">log</text:span><text:span text:style-name="T13">(</text:span><text:span text:style-name="T45">i</text:span><text:span text:style-name="T13">);<text:tab/><text:tab/><text:tab/><text:tab/></text:span><text:span text:style-name="JS_20_var">"do this"</text:span></text:p>
      <text:p text:style-name="P44"><text:tab/>}</text:p>
      <text:p text:style-name="P53"><text:span text:style-name="T14"/></text:p>
      <text:p text:style-name="P46">while loop</text:p>
      <text:p text:style-name="P53"><text:span text:style-name="T14"><text:tab/> </text:span><text:span text:style-name="T2">let</text:span><text:span text:style-name="T14"> </text:span><text:span text:style-name="T46">i</text:span><text:span text:style-name="T14"> </text:span><text:span text:style-name="T103">=</text:span><text:span text:style-name="T14"> </text:span><text:span text:style-name="T94">0<text:tab/><text:tab/><text:tab/><text:tab/> counter : outside from the loop</text:span></text:p>
      <text:p text:style-name="P54"><text:span text:style-name="T96"><text:tab/></text:span><text:span text:style-name="T14"> </text:span><text:span text:style-name="T98">while</text:span><text:span text:style-name="T14">(</text:span><text:span text:style-name="T46">i</text:span><text:span text:style-name="T103">&lt;</text:span><text:span text:style-name="T94">3</text:span><text:span text:style-name="T14">){<text:tab/><text:tab/><text:tab/><text:tab/></text:span><text:span text:style-name="T100">while</text:span><text:span text:style-name="T21">(</text:span><text:span text:style-name="T96">condition</text:span><text:span text:style-name="T21">){</text:span></text:p>
      <text:p text:style-name="P54"><text:span text:style-name="T14"><text:tab/><text:tab/></text:span><text:span text:style-name="T46">console</text:span><text:span text:style-name="T14">.</text:span><text:span text:style-name="T81">log</text:span><text:span text:style-name="T14">(</text:span><text:span text:style-name="T46">i</text:span><text:span text:style-name="T14">)<text:tab/><text:tab/><text:tab/><text:tab/></text:span><text:span text:style-name="JS_20_var">"do this"</text:span><text:span text:style-name="JS_20_var"><text:span text:style-name="T14">}</text:span></text:span></text:p>
      <text:p text:style-name="P3"><text:span text:style-name="T13">        <text:tab/><text:tab/></text:span><text:span text:style-name="T45">i</text:span><text:span text:style-name="T102">++</text:span><text:span text:style-name="T13">}</text:span></text:p>
      <text:p text:style-name="P7"><text:span text:style-name="T13"/></text:p>
      <text:p text:style-name="P47">function</text:p>
      <text:p text:style-name="P8"><text:span text:style-name="T34"><text:tab/></text:span><text:span text:style-name="T1">function</text:span><text:span text:style-name="T13"> </text:span><text:span text:style-name="T87">functionName</text:span><text:span text:style-name="T13">(</text:span><text:span text:style-name="T60">x</text:span><text:span text:style-name="T13">,</text:span><text:span text:style-name="T60">y</text:span><text:span text:style-name="T13">){</text:span></text:p>
      <text:p text:style-name="P3"><text:span text:style-name="T13">    <text:tab/></text:span><text:span text:style-name="T97">return</text:span><text:span text:style-name="T13"> </text:span><text:span text:style-name="T60">x</text:span><text:span text:style-name="T13"> </text:span><text:span text:style-name="T102">*</text:span><text:span text:style-name="T13"> </text:span><text:span text:style-name="T60">y</text:span><text:span text:style-name="T13">}</text:span></text:p>
      <text:p text:style-name="P9"><text:span text:style-name="T13"/></text:p>
      <text:p text:style-name="P65"><text:soft-page-break/><text:span text:style-name="T29"><text:tab/></text:span><text:span text:style-name="T150">const rectangleArea</text:span><text:span text:style-name="T153"> = (</text:span><text:span text:style-name="T150">width</text:span><text:span text:style-name="T153">, </text:span><text:span text:style-name="T150">height</text:span><text:span text:style-name="T153">) =&gt; {<text:tab/><text:tab/><text:tab/></text:span><text:span text:style-name="texte_20_info">variable with unamed function</text:span><text:span text:style-name="T13"><text:line-break/></text:span><text:span text:style-name="T153">  <text:tab/><text:tab/></text:span><text:span text:style-name="T150">let area</text:span><text:span text:style-name="T153"> = </text:span><text:span text:style-name="T154">width</text:span><text:span text:style-name="T153"> * </text:span><text:span text:style-name="T154">height</text:span><text:span text:style-name="T153">;</text:span><text:span text:style-name="T13"><text:line-break/></text:span><text:span text:style-name="T153">  <text:tab/><text:tab/></text:span><text:span text:style-name="T150">return</text:span><text:span text:style-name="T153"> </text:span><text:span text:style-name="T154">area</text:span><text:span text:style-name="T153">;</text:span><text:span text:style-name="T13"><text:line-break/><text:tab/><text:tab/></text:span><text:span text:style-name="T153">};</text:span><text:span text:style-name="T13"> </text:span></text:p>
      <text:p text:style-name="P66"><text:span text:style-name="T29"><text:tab/>const squareNum = num =&gt; num * num; </text:span></text:p>
      <text:p text:style-name="P66"><text:span text:style-name="T29"/></text:p>
      <text:p text:style-name="P67"><text:span text:style-name="T151"><text:tab/>const </text:span><text:span text:style-name="T152">function2 = function1 ;<text:tab/><text:tab/><text:tab/><text:tab/></text:span><text:span text:style-name="texte_20_info">no parenthesis</text:span></text:p>
      <text:p text:style-name="P67"><text:span text:style-name="T152"><text:tab/>function2() ;<text:tab/><text:tab/><text:tab/><text:tab/><text:tab/><text:tab/></text:span><text:span text:style-name="texte_20_info">call the function</text:span></text:p>
      <text:p text:style-name="P66"><text:span text:style-name="T29"/></text:p>
      <text:p text:style-name="P68"><text:span text:style-name="T29">F</text:span><text:span text:style-name="T14">unction as parameter</text:span></text:p>
      <text:p text:style-name="P69"><text:span text:style-name="T30"><text:tab/></text:span><text:span text:style-name="T2">const</text:span><text:span text:style-name="T14"> </text:span><text:span text:style-name="T86">funct1</text:span><text:span text:style-name="T14"> </text:span><text:span text:style-name="T103">=</text:span><text:span text:style-name="T14"> </text:span><text:span text:style-name="T46">param</text:span><text:span text:style-name="T14"> </text:span><text:span text:style-name="T2">=&gt;</text:span><text:span text:style-name="T14"> {</text:span></text:p>
      <text:p text:style-name="P3"><text:span text:style-name="T13">    <text:tab/><text:tab/></text:span><text:span text:style-name="T80">param</text:span><text:span text:style-name="T13">();</text:span></text:p>
      <text:p text:style-name="P3"><text:span text:style-name="T13">    <text:tab/><text:tab/></text:span><text:span text:style-name="T97">return</text:span><text:span text:style-name="T13"> </text:span></text:p>
      <text:p text:style-name="P44">  <text:tab/><text:tab/>}</text:p>
      <text:p text:style-name="P44">   </text:p>
      <text:p text:style-name="P3"><text:span text:style-name="T13">  <text:tab/></text:span><text:span text:style-name="T1">const</text:span><text:span text:style-name="T13"> </text:span><text:span text:style-name="T91">funct2</text:span><text:span text:style-name="T13"> </text:span><text:span text:style-name="T102">=</text:span><text:span text:style-name="T13"> () </text:span><text:span text:style-name="T1">=&gt;</text:span><text:span text:style-name="T13"> {</text:span></text:p>
      <text:p text:style-name="P3"><text:span text:style-name="T13">    <text:tab/><text:tab/></text:span><text:span text:style-name="T97">return</text:span><text:span text:style-name="T13"> </text:span><text:span text:style-name="T67">'I</text:span><text:span text:style-name="T155">\'</text:span><text:span text:style-name="T67">m being invoked by the higher-order function!'</text:span><text:span text:style-name="T13">;</text:span></text:p>
      <text:p text:style-name="P44">  <text:tab/><text:tab/>}</text:p>
      <text:p text:style-name="P44">  </text:p>
      <text:p text:style-name="P33"><text:span text:style-name="T13">  <text:tab/></text:span><text:span text:style-name="T91">funct1</text:span><text:span text:style-name="T13">(</text:span><text:span text:style-name="T91">funct2</text:span><text:span text:style-name="T13">);</text:span></text:p>
      <text:p text:style-name="P68"><text:span text:style-name="T14"/></text:p>
      <text:p text:style-name="P68"><text:span text:style-name="T14"><text:tab/></text:span><text:span text:style-name="T31">anonimous function</text:span></text:p>
      <text:p text:style-name="P34"><text:span text:style-name="T44">  <text:tab/><text:tab/></text:span><text:span text:style-name="T92">funct1</text:span><text:span text:style-name="T44">(() </text:span><text:span text:style-name="T12">=&gt;</text:span><text:span text:style-name="T44"> {</text:span></text:p>
      <text:p text:style-name="P44">  <text:tab/><text:tab/><text:tab/>});</text:p>
      <text:p text:style-name="P68"><text:span text:style-name="T31"/></text:p>
      <text:p text:style-name="P68"><text:span text:style-name="T14"/></text:p>
      <text:p text:style-name="P66"><text:span text:style-name="T29"/></text:p>
      <text:p text:style-name="P66"><text:span text:style-name="T29"/></text:p>
      <text:p text:style-name="P66"><text:span text:style-name="T29"/></text:p>
      <text:p text:style-name="P51">Get html element</text:p>
      <text:p text:style-name="P48"><text:tab/>html interaction</text:p>
      <text:p text:style-name="P11"><text:span text:style-name="T35"><text:tab/></text:span><text:span text:style-name="T125">&lt;</text:span><text:span text:style-name="T9">head&gt;</text:span><text:span text:style-name="T124">&lt;</text:span><text:span text:style-name="T1">script</text:span><text:span text:style-name="T102"> </text:span><text:span text:style-name="T45">src</text:span><text:span text:style-name="T102">=</text:span><text:span text:style-name="T67">"</text:span><text:span text:style-name="T76">file</text:span><text:span text:style-name="T67">.js"</text:span><text:span text:style-name="T102"> </text:span><text:span text:style-name="T45">defer</text:span><text:span text:style-name="T124">&gt;&lt;/</text:span><text:span text:style-name="T1">script</text:span><text:span text:style-name="T124">&gt;<text:tab/><text:tab/></text:span><text:span text:style-name="texte_20_info">utiliser defer pour que le script soit <text:tab/><text:tab/><text:tab/><text:tab/><text:tab/><text:tab/><text:tab/><text:tab/><text:tab/>utilisable dans tout le html.</text:span></text:p>
      <text:p text:style-name="P10"><text:span text:style-name="T13"/></text:p>
      <text:p text:style-name="P12"><text:span text:style-name="T13"><text:tab/>GetElementById : <text:tab/><text:tab/><text:tab/><text:tab/><text:tab/></text:span><text:span text:style-name="texte_20_info">hmtl "id"</text:span></text:p>
      <text:p text:style-name="P13"><text:span text:style-name="T36"><text:tab/></text:span><text:span text:style-name="T1">let</text:span><text:span text:style-name="T13"> </text:span><text:span text:style-name="T45">getHtmlTag</text:span><text:span text:style-name="T13"> </text:span><text:span text:style-name="T102">=</text:span><text:span text:style-name="T13"> </text:span><text:span text:style-name="T45">document</text:span><text:span text:style-name="T13">.</text:span><text:span text:style-name="T80">getElementById</text:span><text:span text:style-name="T13">(</text:span><text:span text:style-name="T67">"htmlIdName"</text:span><text:span text:style-name="T13">);</text:span></text:p>
      <text:p text:style-name="P3"><text:span text:style-name="T45"><text:tab/>console</text:span><text:span text:style-name="T13">.</text:span><text:span text:style-name="T80">log</text:span><text:span text:style-name="T13">(</text:span><text:span text:style-name="T45">getHtmlTag</text:span><text:span text:style-name="T13">);<text:tab/><text:tab/><text:tab/><text:tab/></text:span><text:span text:style-name="T37">renvoie un JS Object</text:span></text:p>
      <text:p text:style-name="P14"><text:span text:style-name="T37"><text:tab/></text:span><text:span text:style-name="T61">console</text:span><text:span text:style-name="T37">.</text:span><text:span text:style-name="T88">log</text:span><text:span text:style-name="T37">(</text:span><text:span text:style-name="T61">getHtmlTag.clientHeight</text:span><text:span text:style-name="T37">);<text:tab/><text:tab/>renvoie la valeur de l’attribut <text:tab/><text:tab/><text:tab/><text:tab/><text:tab/><text:tab/><text:tab/><text:tab/><text:tab/></text:span><text:span text:style-name="texte_20_info">"</text:span><text:span text:style-name="texte_20_info"><text:span text:style-name="T127">clientHeight</text:span></text:span><text:span text:style-name="texte_20_info">" </text:span><text:span text:style-name="texte_20_info"><text:span text:style-name="T128">= DOM noeud</text:span></text:span></text:p>
      <text:p text:style-name="P12"><text:span text:style-name="T13"><text:tab/></text:span><text:span text:style-name="T38">QuerySelector :</text:span></text:p>
      <text:p text:style-name="P13"><text:span text:style-name="T38"><text:tab/></text:span><text:span text:style-name="T10">let</text:span><text:span text:style-name="T38"> </text:span><text:span text:style-name="T62">hmtlTag</text:span><text:span text:style-name="T38"> </text:span><text:span text:style-name="T108">=</text:span><text:span text:style-name="T38"> </text:span><text:span text:style-name="T62">document</text:span><text:span text:style-name="T38">.</text:span><text:span text:style-name="T89">querySelector</text:span><text:span text:style-name="T38">(</text:span><text:span text:style-name="T77">"#id tag"</text:span><text:span text:style-name="T38">)</text:span></text:p>
      <text:p text:style-name="P15"><text:span text:style-name="T10"><text:tab/>let</text:span><text:span text:style-name="T38"> </text:span><text:span text:style-name="T62">hmtlAllTag</text:span><text:span text:style-name="T38"> </text:span><text:span text:style-name="T108">=</text:span><text:span text:style-name="T38"> </text:span><text:span text:style-name="T62">document</text:span><text:span text:style-name="T38">.</text:span><text:span text:style-name="T89">querySelectorAll</text:span><text:span text:style-name="T38">(</text:span><text:span text:style-name="T77">".class"</text:span><text:span text:style-name="T38">)</text:span></text:p>
      <text:p text:style-name="P15"><text:span text:style-name="T38"/></text:p>
      <text:p text:style-name="P16"><text:span text:style-name="T40">s</text:span><text:span text:style-name="T13">etAttribute<text:tab/><text:tab/><text:tab/><text:tab/><text:tab/><text:tab/><text:tab/>modify html tag attributes</text:span></text:p>
      <text:p text:style-name="P16"><text:span text:style-name="T13"><text:tab/></text:span><text:span text:style-name="T10">let</text:span><text:span text:style-name="T38"> </text:span><text:span text:style-name="T62">baliseImage</text:span><text:span text:style-name="T38"> </text:span><text:span text:style-name="T108">=</text:span><text:span text:style-name="T38"> </text:span><text:span text:style-name="T62">document</text:span><text:span text:style-name="T38">.</text:span><text:span text:style-name="T89">querySelector</text:span><text:span text:style-name="T38">(</text:span><text:span text:style-name="T77">"#id tag"</text:span><text:span text:style-name="T38">)</text:span></text:p>
      <text:p text:style-name="P17"><text:span text:style-name="T38"><text:tab/></text:span><text:span text:style-name="T62">baliseImage</text:span><text:span text:style-name="T38">.</text:span><text:span text:style-name="T89">setAttribute</text:span><text:span text:style-name="T38">(</text:span><text:span text:style-name="T77">"</text:span><text:span text:style-name="T78">alt</text:span><text:span text:style-name="T77">"</text:span><text:span text:style-name="T38">, </text:span><text:span text:style-name="T77">"</text:span><text:span text:style-name="T78">new value</text:span><text:span text:style-name="T77">"</text:span><text:span text:style-name="T38">) ;<text:tab/></text:span><text:span text:style-name="T39">alt = html attribute</text:span></text:p>
      <text:p text:style-name="P17"><text:span text:style-name="T38"><text:tab/></text:span><text:span text:style-name="T62">baliseImage</text:span><text:span text:style-name="T38">.</text:span><text:span text:style-name="T62">alt</text:span><text:span text:style-name="T38"> </text:span><text:span text:style-name="T108">= </text:span><text:span text:style-name="T77">"</text:span><text:span text:style-name="T78">new value</text:span><text:span text:style-name="T77">"</text:span><text:span text:style-name="T38">;<text:tab/><text:tab/><text:tab/></text:span><text:span text:style-name="T39">idem</text:span></text:p>
      <text:p text:style-name="P17"><text:span text:style-name="T39"/></text:p>
      <text:p text:style-name="P16"><text:span text:style-name="T40">c</text:span><text:span text:style-name="T13">lassList<text:tab/><text:tab/><text:tab/><text:tab/><text:tab/><text:tab/><text:tab/>modify html classes</text:span></text:p>
      <text:p text:style-name="P17"><text:span text:style-name="T39"><text:tab/></text:span><text:span text:style-name="T62">baliseImage</text:span><text:span text:style-name="T38">.</text:span><text:span text:style-name="T113">classList</text:span><text:span text:style-name="T38">.</text:span><text:span text:style-name="T89">add</text:span><text:span text:style-name="T38">(</text:span><text:span text:style-name="T77">"nouvelleClasse"</text:span><text:span text:style-name="T38">)</text:span></text:p>
      <text:p text:style-name="P17"><text:span text:style-name="T38"><text:tab/></text:span><text:span text:style-name="T62">baliseImage</text:span><text:span text:style-name="T38">.</text:span><text:span text:style-name="T113">classList</text:span><text:span text:style-name="T38">.</text:span><text:span text:style-name="T90">remove</text:span><text:span text:style-name="T38">(</text:span><text:span text:style-name="T77">"</text:span><text:span text:style-name="T78">photo</text:span><text:span text:style-name="T77">"</text:span><text:span text:style-name="T38">)</text:span></text:p>
      <text:p text:style-name="P17"><text:span text:style-name="T38"/></text:p>
      <text:p text:style-name="P50"><text:soft-page-break/><text:tab/></text:p>
      <text:p text:style-name="P18"><text:span text:style-name="texte_20_info">createElement</text:span></text:p>
      <text:p text:style-name="P18"><text:span text:style-name="texte_20_info"><text:tab/></text:span><text:span text:style-name="texte_20_info"><text:span text:style-name="T141">/ </text:span></text:span><text:span text:style-name="texte_20_info"><text:span text:style-name="T142">create new tag &lt;div&gt;</text:span></text:span></text:p>
      <text:p text:style-name="P3"><text:span text:style-name="T1"><text:tab/><text:tab/>let</text:span><text:span text:style-name="T13"> </text:span><text:span text:style-name="T45">newHtmlTag</text:span><text:span text:style-name="T13"> </text:span><text:span text:style-name="T102">=</text:span><text:span text:style-name="T13"> </text:span><text:span text:style-name="T45">document</text:span><text:span text:style-name="T13">.</text:span><text:span text:style-name="T80">createElement</text:span><text:span text:style-name="T13">(</text:span><text:span text:style-name="T67">"div"</text:span><text:span text:style-name="T13">);</text:span></text:p>
      <text:p text:style-name="P27"><text:span text:style-name="T13"><text:tab/><text:tab/></text:span><text:span text:style-name="T1">let</text:span><text:span text:style-name="T13"> </text:span><text:span text:style-name="T63">tagTitle</text:span><text:span text:style-name="T13"> </text:span><text:span text:style-name="T102">= </text:span><text:span text:style-name="T79">"div title"<text:tab/><text:tab/></text:span><text:span text:style-name="texte_20_info">create a title<text:tab/></text:span></text:p>
      <text:p text:style-name="P27"><text:span text:style-name="T13"><text:tab/><text:tab/> </text:span><text:span text:style-name="T63">div.innerText = tagTitle<text:tab/><text:tab/></text:span><text:span text:style-name="texte_20_info">add the title to the tag created</text:span></text:p>
      <text:p text:style-name="P27"><text:span text:style-name="T63"/></text:p>
      <text:p text:style-name="P56"><text:tab/>// <text:span text:style-name="T139">find the parent tag</text:span></text:p>
      <text:p text:style-name="P3"><text:span text:style-name="T1"><text:tab/><text:tab/>let</text:span><text:span text:style-name="T13"> </text:span><text:span text:style-name="T45">parentElement</text:span><text:span text:style-name="T13"> </text:span><text:span text:style-name="T102">=</text:span><text:span text:style-name="T13"> </text:span><text:span text:style-name="T45">document</text:span><text:span text:style-name="T13">.</text:span><text:span text:style-name="T80">getElementById</text:span><text:span text:style-name="T13">(</text:span><text:span text:style-name="T67">"conteneur"</text:span><text:span text:style-name="T13">);</text:span></text:p>
      <text:p text:style-name="Standard"/>
      <text:p text:style-name="P56"><text:tab/>// <text:span text:style-name="T139">add the new tag to the parent</text:span></text:p>
      <text:p text:style-name="P3"><text:span text:style-name="T45"><text:tab/><text:tab/>parentElement</text:span><text:span text:style-name="T13">.</text:span><text:span text:style-name="T80">appendChild</text:span><text:span text:style-name="T13">(</text:span><text:span text:style-name="T45">newHtmlTag</text:span><text:span text:style-name="T13">);</text:span></text:p>
      <text:p text:style-name="P16"><text:span text:style-name="T38"/></text:p>
      <text:p text:style-name="P19"><text:span text:style-name="T38">i</text:span><text:span text:style-name="T13">nterpolation</text:span></text:p>
      <text:p text:style-name="P27"><text:span text:style-name="T41"><text:tab/></text:span><text:span text:style-name="T1">let</text:span><text:span text:style-name="T13"> </text:span><text:span text:style-name="T45">contenuTitre</text:span><text:span text:style-name="T13"> </text:span><text:span text:style-name="T102">=</text:span><text:span text:style-name="T13"> </text:span><text:span text:style-name="T67">"Azertype"</text:span></text:p>
      <text:p text:style-name="P3"><text:span text:style-name="T1"><text:tab/>let</text:span><text:span text:style-name="T13"> </text:span><text:span text:style-name="T45">contenuParagraphe</text:span><text:span text:style-name="T13"> </text:span><text:span text:style-name="T102">=</text:span><text:span text:style-name="T13"> </text:span><text:span text:style-name="T67">"L'application pour apprendre à taper plus vite !"</text:span></text:p>
      <text:p text:style-name="Standard"/>
      <text:p text:style-name="P3"><text:span text:style-name="T1"><text:tab/>let</text:span><text:span text:style-name="T13"> </text:span><text:span text:style-name="T45">div</text:span><text:span text:style-name="T13"> </text:span><text:span text:style-name="T102">=</text:span><text:span text:style-name="T13"> </text:span><text:span text:style-name="T67">`<text:tab/><text:tab/><text:tab/><text:tab/><text:tab/></text:span><text:span text:style-name="texte_20_info">backtick allows to write hmtl code in JS</text:span></text:p>
      <text:p text:style-name="P57">    <text:tab/><text:tab/>&lt;div&gt;</text:p>
      <text:p text:style-name="P3"><text:span text:style-name="T67">        <text:tab/><text:tab/><text:tab/>&lt;h1&gt;</text:span><text:span text:style-name="T1">${</text:span><text:span text:style-name="T45">contenuTitre</text:span><text:span text:style-name="T1">}</text:span><text:span text:style-name="T67">&lt;/h1&gt;</text:span></text:p>
      <text:p text:style-name="P3"><text:span text:style-name="T67">        <text:tab/><text:tab/><text:tab/>&lt;p&gt;</text:span><text:span text:style-name="T1">${</text:span><text:span text:style-name="T45">contenuParagraphe</text:span><text:span text:style-name="T1">}</text:span><text:span text:style-name="T67">&lt;/p&gt;</text:span></text:p>
      <text:p text:style-name="P57">    <text:tab/><text:tab/>&lt;/div&gt;</text:p>
      <text:p text:style-name="P3"><text:span text:style-name="T67">    <text:tab/><text:tab/>`</text:span><text:span text:style-name="T13">;</text:span></text:p>
      <text:p text:style-name="P20"><text:span text:style-name="T13"><text:tab/> </text:span><text:span text:style-name="T45">parentElement.</text:span><text:span text:style-name="T64">innerHTML = div<text:tab/><text:tab/></text:span><text:span text:style-name="texte_20_info">insert the div in a parent</text:span></text:p>
      <text:p text:style-name="P20"><text:span text:style-name="texte_20_info"/></text:p>
      <text:p text:style-name="P20"><text:span text:style-name="texte_20_info"/></text:p>
      <text:p text:style-name="P20"><text:span text:style-name="texte_20_info"/></text:p>
      <text:p text:style-name="P20"><text:span text:style-name="texte_20_info"/></text:p>
      <text:p text:style-name="P20"><text:span text:style-name="texte_20_info"/></text:p>
      <text:p text:style-name="P28"><text:span text:style-name="texte_20_info">addEventListener<text:tab/><text:tab/><text:tab/><text:tab/></text:span><text:span text:style-name="texte_20_info"><text:span text:style-name="T145">action when event</text:span></text:span></text:p>
      <text:p text:style-name="P20"><text:span text:style-name="texte_20_info"/></text:p>
      <text:p text:style-name="P20"><text:span text:style-name="texte_20_info"/></text:p>
      <text:p text:style-name="P58"><text:span text:style-name="texte_20_info"><text:tab/></text:span><text:span text:style-name="texte_20_info"><text:span text:style-name="T126">&lt;</text:span></text:span><text:span text:style-name="texte_20_info"><text:span text:style-name="T2">button</text:span></text:span><text:span text:style-name="texte_20_info"><text:span text:style-name="T14"> </text:span></text:span><text:span text:style-name="texte_20_info"><text:span text:style-name="T46">id</text:span></text:span><text:span text:style-name="texte_20_info"><text:span text:style-name="T103">=</text:span></text:span><text:span text:style-name="texte_20_info"><text:span text:style-name="T68">"monBouton"</text:span></text:span><text:span text:style-name="texte_20_info"><text:span text:style-name="T126">&gt;</text:span></text:span><text:span text:style-name="texte_20_info"><text:span text:style-name="T14">Cliquez-moi !</text:span></text:span><text:span text:style-name="texte_20_info"><text:span text:style-name="T126">&lt;/</text:span></text:span><text:span text:style-name="texte_20_info"><text:span text:style-name="T2">button</text:span></text:span><text:span text:style-name="texte_20_info"><text:span text:style-name="T126">&gt;</text:span></text:span></text:p>
      <text:p text:style-name="P3"><text:span text:style-name="T1"><text:tab/>let</text:span><text:span text:style-name="T13"> </text:span><text:span text:style-name="T45">monBouton</text:span><text:span text:style-name="T13"> </text:span><text:span text:style-name="T102">=</text:span><text:span text:style-name="T13"> </text:span><text:span text:style-name="T45">document</text:span><text:span text:style-name="T13">.</text:span><text:span text:style-name="T80">getElementById</text:span><text:span text:style-name="T13">(</text:span><text:span text:style-name="T67">"monBouton"</text:span><text:span text:style-name="T13">);</text:span></text:p>
      <text:p text:style-name="P3"><text:span text:style-name="T13"/></text:p>
      <text:p text:style-name="P28"><text:span text:style-name="T13"><text:tab/></text:span><text:span text:style-name="T140">// </text:span><text:span text:style-name="T144">2 ways to do it</text:span></text:p>
      <text:p text:style-name="P3"><text:span text:style-name="T45"><text:tab/>monBouton</text:span><text:span text:style-name="T13">.</text:span><text:span text:style-name="T80">addEventListener</text:span><text:span text:style-name="T13">(</text:span><text:span text:style-name="T67">"click"</text:span><text:span text:style-name="T13">, </text:span><text:span text:style-name="T1">function</text:span><text:span text:style-name="T13"> () {<text:tab/><text:tab/><text:tab/></text:span><text:span text:style-name="T42">way 1</text:span></text:p>
      <text:p text:style-name="P3"><text:span text:style-name="T13">    <text:tab/></text:span><text:span text:style-name="T45">console</text:span><text:span text:style-name="T13">.</text:span><text:span text:style-name="T80">log</text:span><text:span text:style-name="T13">(</text:span><text:span text:style-name="T67">"Vous avez cliqué sur le bouton"</text:span><text:span text:style-name="T13">)</text:span></text:p>
      <text:p text:style-name="P44"><text:tab/>});</text:p>
      <text:p text:style-name="P55"/>
      <text:p text:style-name="P3"><text:span text:style-name="T45"><text:tab/>monBouton</text:span><text:span text:style-name="T13">.</text:span><text:span text:style-name="T80">addEventListener</text:span><text:span text:style-name="T13">(</text:span><text:span text:style-name="T67">"click"</text:span><text:span text:style-name="T13">, () </text:span><text:span text:style-name="T1">=&gt;</text:span><text:span text:style-name="T13"> {<text:tab/><text:tab/><text:tab/></text:span><text:span text:style-name="T42">way 2 : fonction fléchée</text:span></text:p>
      <text:p text:style-name="P3"><text:span text:style-name="T13">    <text:tab/></text:span><text:span text:style-name="T45">console</text:span><text:span text:style-name="T13">.</text:span><text:span text:style-name="T80">log</text:span><text:span text:style-name="T13">(</text:span><text:span text:style-name="T67">"Vous avez cliqué sur le bouton"</text:span><text:span text:style-name="T13">)</text:span></text:p>
      <text:p text:style-name="P44"><text:tab/>});</text:p>
      <text:p text:style-name="P44"/>
      <text:p text:style-name="P44"/>
      <text:p text:style-name="P20"><text:span text:style-name="texte_20_info"><text:span text:style-name="T54"><text:tab/>name</text:span></text:span><text:span text:style-name="texte_20_info"><text:span text:style-name="T14">.</text:span></text:span><text:span text:style-name="texte_20_info"><text:span text:style-name="T81">addEventListener</text:span></text:span><text:span text:style-name="texte_20_info"><text:span text:style-name="T14">(</text:span></text:span><text:span text:style-name="texte_20_info"><text:span text:style-name="T68">"</text:span></text:span><text:span text:style-name="texte_20_info"><text:span text:style-name="T72">change</text:span></text:span><text:span text:style-name="texte_20_info"><text:span text:style-name="T68">"</text:span></text:span><text:span text:style-name="texte_20_info"><text:span text:style-name="T14">, () </text:span></text:span><text:span text:style-name="texte_20_info"><text:span text:style-name="T2">=&gt;</text:span></text:span><text:span text:style-name="texte_20_info"><text:span text:style-name="T14"> {<text:tab/></text:span></text:span><text:span text:style-name="texte_20_info"><text:span text:style-name="T52"><text:tab/></text:span></text:span><text:span text:style-name="texte_20_info">r</text:span><text:span text:style-name="texte_20_info"><text:span text:style-name="T146">envoie le nom quand il est changé</text:span></text:span></text:p>
      <text:p text:style-name="P30"><text:span text:style-name="T13"><text:tab/></text:span><text:span text:style-name="T45">console</text:span><text:span text:style-name="T13">.</text:span><text:span text:style-name="T80">log</text:span><text:span text:style-name="T13">(</text:span><text:span text:style-name="texte_20_info"><text:span text:style-name="T54">name.value</text:span></text:span><text:span text:style-name="T13">)</text:span></text:p>
      <text:p text:style-name="P23"><text:span text:style-name="texte_20_info"><text:span text:style-name="T22"><text:tab/>});</text:span></text:span></text:p>
      <text:p text:style-name="P20"><text:span text:style-name="texte_20_info"/></text:p>
      <text:p text:style-name="P20"><text:span text:style-name="texte_20_info"/></text:p>
      <text:p text:style-name="P21"><text:span text:style-name="texte_20_info"><text:span text:style-name="T145">event</text:span></text:span></text:p>
      <text:p text:style-name="P21"><text:soft-page-break/><text:span text:style-name="texte_20_info"><text:tab/></text:span><text:span text:style-name="texte_20_info"><text:span text:style-name="T46">monBouton</text:span></text:span><text:span text:style-name="texte_20_info"><text:span text:style-name="T14">.</text:span></text:span><text:span text:style-name="texte_20_info"><text:span text:style-name="T81">addEventListener</text:span></text:span><text:span text:style-name="texte_20_info"><text:span text:style-name="T14">(</text:span></text:span><text:span text:style-name="texte_20_info"><text:span text:style-name="T68">"click"</text:span></text:span><text:span text:style-name="texte_20_info"><text:span text:style-name="T14">, (</text:span></text:span><text:span text:style-name="texte_20_info"><text:span text:style-name="T52">event</text:span></text:span><text:span text:style-name="texte_20_info"><text:span text:style-name="T14">) </text:span></text:span><text:span text:style-name="texte_20_info"><text:span text:style-name="T2">=&gt;</text:span></text:span><text:span text:style-name="texte_20_info"><text:span text:style-name="T14"> {<text:tab/><text:tab/><text:tab/></text:span></text:span></text:p>
      <text:p text:style-name="P28"><text:span text:style-name="T13">    <text:tab/></text:span><text:span text:style-name="texte_20_info"><text:span text:style-name="T46">monBouton </text:span></text:span><text:span text:style-name="texte_20_info"><text:span text:style-name="T52">= event.target<text:tab/><text:tab/><text:tab/><text:tab/><text:tab/></text:span></text:span><text:span text:style-name="texte_20_info">renvoie l’élément html visé</text:span></text:p>
      <text:p text:style-name="P28"><text:span text:style-name="T13"><text:tab/></text:span><text:span text:style-name="T45">console</text:span><text:span text:style-name="T13">.</text:span><text:span text:style-name="T80">log</text:span><text:span text:style-name="T13">(</text:span><text:span text:style-name="T67">`</text:span><text:span text:style-name="T1">${</text:span><text:span text:style-name="T45">monBouton</text:span><text:span text:style-name="T102">.</text:span><text:span text:style-name="T45">id</text:span><text:span text:style-name="T1">}</text:span><text:span text:style-name="T67">`</text:span><text:span text:style-name="T13">)</text:span></text:p>
      <text:p text:style-name="P49"><text:tab/>});</text:p>
      <text:p text:style-name="P21"><text:span text:style-name="texte_20_info"><text:span text:style-name="T129"/></text:span></text:p>
      <text:p text:style-name="P30"><text:span text:style-name="texte_20_info"><text:span text:style-name="T129"><text:tab/></text:span></text:span><text:span text:style-name="T22"/></text:p>
      <text:p text:style-name="P21"><text:span text:style-name="texte_20_info"><text:span text:style-name="T129"><text:tab/></text:span></text:span></text:p>
      <text:p text:style-name="P22"><text:span text:style-name="texte_20_info"><text:span text:style-name="T130">Get form values</text:span></text:span></text:p>
      <text:p text:style-name="P22"><text:span text:style-name="texte_20_info"><text:span text:style-name="T130"><text:tab/>text, text area, email,...</text:span></text:span></text:p>
      <text:p text:style-name="P59"><text:span text:style-name="texte_20_info"><text:span text:style-name="T130"><text:tab/><text:tab/></text:span></text:span><text:span text:style-name="texte_20_info"><text:span text:style-name="T4">let</text:span></text:span><text:span text:style-name="texte_20_info"><text:span text:style-name="T23"> </text:span></text:span><text:span text:style-name="texte_20_info"><text:span text:style-name="T53">text</text:span></text:span><text:span text:style-name="texte_20_info"><text:span text:style-name="T23"> </text:span></text:span><text:span text:style-name="texte_20_info"><text:span text:style-name="T105">=</text:span></text:span><text:span text:style-name="texte_20_info"><text:span text:style-name="T23"> </text:span></text:span><text:span text:style-name="texte_20_info"><text:span text:style-name="T53">document</text:span></text:span><text:span text:style-name="texte_20_info"><text:span text:style-name="T23">.</text:span></text:span><text:span text:style-name="texte_20_info"><text:span text:style-name="T82">getElementById</text:span></text:span><text:span text:style-name="texte_20_info"><text:span text:style-name="T23">(</text:span></text:span><text:span text:style-name="texte_20_info"><text:span text:style-name="T71">"Text_Id"</text:span></text:span><text:span text:style-name="texte_20_info"><text:span text:style-name="T23">)</text:span></text:span></text:p>
      <text:p text:style-name="P3"><text:span text:style-name="T1"><text:tab/><text:tab/>let</text:span><text:span text:style-name="T13"> </text:span><text:span text:style-name="T65">form</text:span><text:span text:style-name="T13"> </text:span><text:span text:style-name="T102">=</text:span><text:span text:style-name="T13"> </text:span><text:span text:style-name="T65">text</text:span><text:span text:style-name="T13">.</text:span><text:span text:style-name="T45">value</text:span></text:p>
      <text:p text:style-name="P3"><text:span text:style-name="T45"/></text:p>
      <text:p text:style-name="P22"><text:span text:style-name="texte_20_info"><text:span text:style-name="T130"><text:tab/>Checkbox</text:span></text:span></text:p>
      <text:p text:style-name="P59"><text:span text:style-name="texte_20_info"><text:span text:style-name="T130"><text:tab/><text:tab/></text:span></text:span><text:span text:style-name="texte_20_info"><text:span text:style-name="T4">let</text:span></text:span><text:span text:style-name="texte_20_info"><text:span text:style-name="T23"> </text:span></text:span><text:span text:style-name="texte_20_info"><text:span text:style-name="T53">checkbox</text:span></text:span><text:span text:style-name="texte_20_info"><text:span text:style-name="T23"> </text:span></text:span><text:span text:style-name="texte_20_info"><text:span text:style-name="T105">=</text:span></text:span><text:span text:style-name="texte_20_info"><text:span text:style-name="T23"> </text:span></text:span><text:span text:style-name="texte_20_info"><text:span text:style-name="T53">document</text:span></text:span><text:span text:style-name="texte_20_info"><text:span text:style-name="T23">.</text:span></text:span><text:span text:style-name="texte_20_info"><text:span text:style-name="T82">getElementById</text:span></text:span><text:span text:style-name="texte_20_info"><text:span text:style-name="T23">(</text:span></text:span><text:span text:style-name="texte_20_info"><text:span text:style-name="T71">"checkbox_Id"</text:span></text:span><text:span text:style-name="texte_20_info"><text:span text:style-name="T23">)</text:span></text:span></text:p>
      <text:p text:style-name="P29"><text:span text:style-name="T1"><text:tab/><text:tab/>let</text:span><text:span text:style-name="T13"> </text:span><text:span text:style-name="T65">form</text:span><text:span text:style-name="T13"> </text:span><text:span text:style-name="T102">=</text:span><text:span text:style-name="T13"> </text:span><text:span text:style-name="texte_20_info"><text:span text:style-name="T53">checkbox</text:span></text:span><text:span text:style-name="T13">.</text:span><text:span text:style-name="T45">checked</text:span></text:p>
      <text:p text:style-name="P22"><text:span text:style-name="texte_20_info"><text:span text:style-name="T130"/></text:span></text:p>
      <text:p text:style-name="P22"><text:span text:style-name="texte_20_info"><text:span text:style-name="T130"><text:tab/></text:span></text:span><text:span text:style-name="texte_20_info"><text:span text:style-name="T131">Radio button</text:span></text:span></text:p>
      <text:p text:style-name="P59"><text:span text:style-name="texte_20_info"><text:span text:style-name="T131"><text:tab/><text:tab/></text:span></text:span><text:span text:style-name="texte_20_info"><text:span text:style-name="T5">let</text:span></text:span><text:span text:style-name="texte_20_info"><text:span text:style-name="T24"> </text:span></text:span><text:span text:style-name="texte_20_info"><text:span text:style-name="T54">radio</text:span></text:span><text:span text:style-name="texte_20_info"><text:span text:style-name="T24"> </text:span></text:span><text:span text:style-name="texte_20_info"><text:span text:style-name="T106">=</text:span></text:span><text:span text:style-name="texte_20_info"><text:span text:style-name="T24"> </text:span></text:span><text:span text:style-name="texte_20_info"><text:span text:style-name="T54">document</text:span></text:span><text:span text:style-name="texte_20_info"><text:span text:style-name="T24">.</text:span></text:span><text:span text:style-name="texte_20_info"><text:span text:style-name="T83">querySelectorAll</text:span></text:span><text:span text:style-name="texte_20_info"><text:span text:style-name="T24">(</text:span></text:span><text:span text:style-name="texte_20_info"><text:span text:style-name="T72">'input[name="radio_name"]'</text:span></text:span><text:span text:style-name="texte_20_info"><text:span text:style-name="T24">)</text:span></text:span></text:p>
      <text:p text:style-name="P3"><text:span text:style-name="T1"><text:tab/><text:tab/></text:span><text:span text:style-name="T11">l</text:span><text:span text:style-name="T1">et</text:span><text:span text:style-name="T13"> </text:span><text:span text:style-name="T66">form</text:span><text:span text:style-name="T13"> </text:span><text:span text:style-name="T102">=</text:span><text:span text:style-name="T13"> </text:span><text:span text:style-name="T67">""</text:span></text:p>
      <text:p text:style-name="P3"><text:span text:style-name="T97"><text:tab/><text:tab/>for</text:span><text:span text:style-name="T13"> (</text:span><text:span text:style-name="T1">let</text:span><text:span text:style-name="T13"> </text:span><text:span text:style-name="T45">i</text:span><text:span text:style-name="T13"> </text:span><text:span text:style-name="T102">=</text:span><text:span text:style-name="T13"> </text:span><text:span text:style-name="T93">0</text:span><text:span text:style-name="T13">; </text:span><text:span text:style-name="T45">i</text:span><text:span text:style-name="T13"> </text:span><text:span text:style-name="T102">&lt;</text:span><text:span text:style-name="T13"> </text:span><text:span text:style-name="T66">radio</text:span><text:span text:style-name="T13">.</text:span><text:span text:style-name="T110">length</text:span><text:span text:style-name="T13">; </text:span><text:span text:style-name="T45">i</text:span><text:span text:style-name="T102">++</text:span><text:span text:style-name="T13">) {</text:span></text:p>
      <text:p text:style-name="P3"><text:span text:style-name="T13">    <text:tab/><text:tab/><text:tab/></text:span><text:span text:style-name="T97">if</text:span><text:span text:style-name="T13"> (</text:span><text:span text:style-name="T66">radio</text:span><text:span text:style-name="T13">[</text:span><text:span text:style-name="T45">i</text:span><text:span text:style-name="T13">].</text:span><text:span text:style-name="T45">checked</text:span><text:span text:style-name="T13">) {</text:span></text:p>
      <text:p text:style-name="P3"><text:span text:style-name="T13">        <text:tab/><text:tab/><text:tab/></text:span><text:span text:style-name="T66">form</text:span><text:span text:style-name="T13"> </text:span><text:span text:style-name="T102">=</text:span><text:span text:style-name="T13"> </text:span><text:span text:style-name="T66">radio</text:span><text:span text:style-name="T13">[</text:span><text:span text:style-name="T45">i</text:span><text:span text:style-name="T13">].</text:span><text:span text:style-name="T45">value</text:span></text:p>
      <text:p text:style-name="P3"><text:span text:style-name="T13">       <text:tab/><text:tab/><text:tab/> </text:span><text:span text:style-name="T97">break</text:span></text:p>
      <text:p text:style-name="P44">    <text:tab/><text:tab/><text:tab/>}</text:p>
      <text:p text:style-name="P44"><text:tab/><text:tab/>}</text:p>
      <text:p text:style-name="P22"><text:span text:style-name="texte_20_info"><text:span text:style-name="T131"/></text:span></text:p>
      <text:p text:style-name="P22"><text:span text:style-name="texte_20_info"><text:span text:style-name="T131"><text:tab/></text:span></text:span></text:p>
      <text:p text:style-name="P22"><text:span text:style-name="texte_20_info"><text:span text:style-name="T131"/></text:span></text:p>
      <text:p text:style-name="P22"><text:span text:style-name="texte_20_info"><text:span text:style-name="T131"/></text:span></text:p>
      <text:p text:style-name="P24"><text:span text:style-name="texte_20_info"><text:span text:style-name="T132">Prevent Submit to reload the page on click :</text:span></text:span></text:p>
      <text:p text:style-name="P22"><text:span text:style-name="texte_20_info"><text:span text:style-name="T131"/></text:span></text:p>
      <text:p text:style-name="P22"><text:span text:style-name="texte_20_info"><text:span text:style-name="T131"><text:tab/></text:span></text:span><text:span text:style-name="texte_20_info"><text:span text:style-name="T54">form</text:span></text:span><text:span text:style-name="texte_20_info"><text:span text:style-name="T24">.</text:span></text:span><text:span text:style-name="texte_20_info"><text:span text:style-name="T83">addEventListener</text:span></text:span><text:span text:style-name="texte_20_info"><text:span text:style-name="T24">(</text:span></text:span><text:span text:style-name="texte_20_info"><text:span text:style-name="T72">"submit"</text:span></text:span><text:span text:style-name="texte_20_info"><text:span text:style-name="T24">, (</text:span></text:span><text:span text:style-name="texte_20_info"><text:span text:style-name="T54">event</text:span></text:span><text:span text:style-name="texte_20_info"><text:span text:style-name="T24">) </text:span></text:span><text:span text:style-name="texte_20_info"><text:span text:style-name="T5">=&gt;</text:span></text:span><text:span text:style-name="texte_20_info"><text:span text:style-name="T24"> {</text:span></text:span></text:p>
      <text:p text:style-name="P3"><text:span text:style-name="T13">    <text:tab/></text:span><text:span text:style-name="T140">// On empêche le comportement par défaut</text:span></text:p>
      <text:p text:style-name="P3"><text:span text:style-name="T13">    <text:tab/></text:span><text:span text:style-name="T45">event</text:span><text:span text:style-name="T13">.</text:span><text:span text:style-name="T80">preventDefault</text:span><text:span text:style-name="T13">();</text:span></text:p>
      <text:p text:style-name="P3"><text:span text:style-name="T13">    <text:tab/></text:span><text:span text:style-name="T45">console</text:span><text:span text:style-name="T13">.</text:span><text:span text:style-name="T80">log</text:span><text:span text:style-name="T13">(</text:span><text:span text:style-name="T67">"Il n’y a pas eu de rechargement de page"</text:span><text:span text:style-name="T13">);</text:span></text:p>
      <text:p text:style-name="Standard"/>
      <text:p text:style-name="P3"><text:span text:style-name="T13">   <text:tab/> </text:span><text:span text:style-name="T140">// On récupère les deux champs et on affiche leur valeur</text:span></text:p>
      <text:p text:style-name="P3"><text:span text:style-name="T13">    <text:tab/></text:span><text:span text:style-name="T1">const</text:span><text:span text:style-name="T13"> </text:span><text:span text:style-name="T110">nom</text:span><text:span text:style-name="T13"> </text:span><text:span text:style-name="T102">=</text:span><text:span text:style-name="T13"> </text:span><text:span text:style-name="T45">document</text:span><text:span text:style-name="T13">.</text:span><text:span text:style-name="T80">getElementById</text:span><text:span text:style-name="T13">(</text:span><text:span text:style-name="T67">"nom"</text:span><text:span text:style-name="T13">).</text:span><text:span text:style-name="T45">value</text:span><text:span text:style-name="T13">;</text:span></text:p>
      <text:p text:style-name="P3"><text:span text:style-name="T13">    <text:tab/></text:span><text:span text:style-name="T1">const</text:span><text:span text:style-name="T13"> </text:span><text:span text:style-name="T110">email</text:span><text:span text:style-name="T13"> </text:span><text:span text:style-name="T102">=</text:span><text:span text:style-name="T13"> </text:span><text:span text:style-name="T45">document</text:span><text:span text:style-name="T13">.</text:span><text:span text:style-name="T80">getElementById</text:span><text:span text:style-name="T13">(</text:span><text:span text:style-name="T67">"email"</text:span><text:span text:style-name="T13">).</text:span><text:span text:style-name="T45">value</text:span><text:span text:style-name="T13">;</text:span></text:p>
      <text:p text:style-name="P3"><text:span text:style-name="T13">    <text:tab/></text:span><text:span text:style-name="T45">console</text:span><text:span text:style-name="T13">.</text:span><text:span text:style-name="T80">log</text:span><text:span text:style-name="T13">(</text:span><text:span text:style-name="T110">nom</text:span><text:span text:style-name="T13">);</text:span></text:p>
      <text:p text:style-name="P3"><text:span text:style-name="T13">    <text:tab/></text:span><text:span text:style-name="T45">console</text:span><text:span text:style-name="T13">.</text:span><text:span text:style-name="T80">log</text:span><text:span text:style-name="T13">(</text:span><text:span text:style-name="T110">email</text:span><text:span text:style-name="T13">);</text:span></text:p>
      <text:p text:style-name="P44"><text:tab/>});</text:p>
      <text:p text:style-name="P22"><text:span text:style-name="texte_20_info"><text:span text:style-name="T131"/></text:span></text:p>
      <text:p text:style-name="P22"><text:span text:style-name="texte_20_info"><text:span text:style-name="T131"/></text:span></text:p>
      <text:p text:style-name="P25"><text:span text:style-name="texte_20_info"><text:span text:style-name="T133">Règles de validation des formulaires</text:span></text:span></text:p>
      <text:p text:style-name="P25"><text:span text:style-name="texte_20_info"><text:span text:style-name="T133"/></text:span></text:p>
      <text:p text:style-name="P25"><text:span text:style-name="texte_20_info"><text:span text:style-name="T133"><text:tab/></text:span></text:span><text:span text:style-name="texte_20_info"><text:span text:style-name="T55">console</text:span></text:span><text:span text:style-name="texte_20_info"><text:span text:style-name="T25">.</text:span></text:span><text:span text:style-name="texte_20_info"><text:span text:style-name="T84">log</text:span></text:span><text:span text:style-name="texte_20_info"><text:span text:style-name="T25">(</text:span></text:span><text:span text:style-name="texte_20_info"><text:span text:style-name="T55">greeting</text:span></text:span><text:span text:style-name="texte_20_info"><text:span text:style-name="T25">.</text:span></text:span><text:span text:style-name="texte_20_info"><text:span text:style-name="T84">trim</text:span></text:span><text:span text:style-name="texte_20_info"><text:span text:style-name="T25">());<text:tab/><text:tab/><text:tab/>méthode trim : nettoie le champ </text:span></text:span></text:p>
      <text:p text:style-name="P25"><text:span text:style-name="texte_20_info"><text:span text:style-name="T25"><text:tab/><text:tab/><text:tab/><text:tab/><text:tab/><text:tab/><text:tab/>(suprime espaces et tabulations)</text:span></text:span></text:p>
      <text:p text:style-name="P25"><text:span text:style-name="texte_20_info"><text:span text:style-name="T133"/></text:span></text:p>
      <text:p text:style-name="P25"><text:span text:style-name="texte_20_info"><text:span text:style-name="T133"/></text:span></text:p>
      <text:p text:style-name="P26"><text:span text:style-name="texte_20_info"><text:span text:style-name="T133"><text:tab/></text:span></text:span><text:span text:style-name="texte_20_info"><text:span text:style-name="T134">expression régulière (</text:span></text:span><text:span text:style-name="texte_20_info"><text:span text:style-name="T135">R</text:span></text:span><text:span text:style-name="texte_20_info"><text:span text:style-name="T134">eg</text:span></text:span><text:span text:style-name="texte_20_info"><text:span text:style-name="T135">E</text:span></text:span><text:span text:style-name="texte_20_info"><text:span text:style-name="T134">x or </text:span></text:span><text:span text:style-name="texte_20_info"><text:span text:style-name="T135">R</text:span></text:span><text:span text:style-name="texte_20_info"><text:span text:style-name="T134">eg</text:span></text:span><text:span text:style-name="texte_20_info"><text:span text:style-name="T135">E</text:span></text:span><text:span text:style-name="texte_20_info"><text:span text:style-name="T134">xp)</text:span></text:span></text:p>
      <text:p text:style-name="P25"><text:span text:style-name="texte_20_info"><text:span text:style-name="T134"><text:tab/></text:span></text:span></text:p>
      <text:p text:style-name="P25"><text:soft-page-break/><text:span text:style-name="texte_20_info"><text:span text:style-name="T134"><text:tab/></text:span></text:span><text:span text:style-name="texte_20_info"><text:span text:style-name="T6">let</text:span></text:span><text:span text:style-name="texte_20_info"><text:span text:style-name="T26"> </text:span></text:span><text:span text:style-name="texte_20_info"><text:span text:style-name="T56">chaine</text:span></text:span><text:span text:style-name="texte_20_info"><text:span text:style-name="T26"> </text:span></text:span><text:span text:style-name="texte_20_info"><text:span text:style-name="T107">=</text:span></text:span><text:span text:style-name="texte_20_info"><text:span text:style-name="T26"> </text:span></text:span><text:span text:style-name="texte_20_info"><text:span text:style-name="T73">"cachalot"</text:span></text:span><text:span text:style-name="texte_20_info"><text:span text:style-name="T26">; </text:span></text:span><text:span text:style-name="texte_20_info"><text:span text:style-name="T143">// Testez avec des chiffres pour voir la différence</text:span></text:span></text:p>
      <text:p text:style-name="P3"><text:span text:style-name="T1"><text:tab/>let</text:span><text:span text:style-name="T13"> </text:span><text:span text:style-name="T45">regex</text:span><text:span text:style-name="T13"> </text:span><text:span text:style-name="T102">=</text:span><text:span text:style-name="T13"> </text:span><text:span text:style-name="T1">new</text:span><text:span text:style-name="T13"> </text:span><text:span text:style-name="T147">RegExp</text:span><text:span text:style-name="T13">(</text:span><text:span text:style-name="T67">"^[a-z]+$"</text:span><text:span text:style-name="T13">);</text:span></text:p>
      <text:p text:style-name="P3"><text:span text:style-name="T1"><text:tab/>let</text:span><text:span text:style-name="T13"> </text:span><text:span text:style-name="T45">resultat</text:span><text:span text:style-name="T13"> </text:span><text:span text:style-name="T102">=</text:span><text:span text:style-name="T13"> </text:span><text:span text:style-name="T45">regex</text:span><text:span text:style-name="T13">.</text:span><text:span text:style-name="T80">test</text:span><text:span text:style-name="T13">(</text:span><text:span text:style-name="T45">chaine</text:span><text:span text:style-name="T13">);</text:span></text:p>
      <text:p text:style-name="P3"><text:span text:style-name="T45"><text:tab/>console</text:span><text:span text:style-name="T13">.</text:span><text:span text:style-name="T80">log</text:span><text:span text:style-name="T13">(</text:span><text:span text:style-name="T45">resultat</text:span><text:span text:style-name="T13">); </text:span><text:span text:style-name="T140">// Affiche true.</text:span></text:p>
      <text:p text:style-name="P31"><text:span text:style-name="texte_20_info"><text:span text:style-name="T143"/></text:span></text:p>
      <text:p text:style-name="P25"><text:span text:style-name="texte_20_info"><text:span text:style-name="T134"><text:tab/><text:tab/></text:span></text:span><text:span text:style-name="texte_20_info"><text:span text:style-name="T135">^ <text:tab/>: la chaine doit commencer par ce qui suit</text:span></text:span></text:p>
      <text:p text:style-name="P60"><text:span text:style-name="texte_20_info"><text:span text:style-name="T135"><text:tab/><text:tab/>[a-z]+ : lettre de a à z</text:span></text:span></text:p>
      <text:p text:style-name="P60"><text:span text:style-name="texte_20_info"><text:span text:style-name="T135"><text:tab/><text:tab/><text:tab/>+ au moins un de l’élément précédent (ici lettre)</text:span></text:span></text:p>
      <text:p text:style-name="P60"><text:span text:style-name="texte_20_info"><text:span text:style-name="T135"><text:tab/><text:tab/>$ : doit se terminer par élément précédent</text:span></text:span></text:p>
      <text:p text:style-name="P60"><text:span text:style-name="texte_20_info"><text:span text:style-name="T135"/></text:span></text:p>
      <text:p text:style-name="P60"><text:span text:style-name="texte_20_info"><text:span text:style-name="T135"><text:tab/><text:tab/>[a-zA-Z] <text:s/>: une lettre entre a et z ou A et Z ; </text:span></text:span></text:p>
      <text:p text:style-name="P60"><text:span text:style-name="texte_20_info"><text:span text:style-name="T135"><text:tab/><text:tab/>[a|b] <text:s/>: une lettre : a ou b, à l’exclusion de toutes les autres ;</text:span></text:span></text:p>
      <text:p text:style-name="P60"><text:span text:style-name="texte_20_info"><text:span text:style-name="T135"><text:tab/><text:tab/>\d <text:s/>: n’importe quel chiffre ;</text:span></text:span></text:p>
      <text:p text:style-name="P60"><text:span text:style-name="texte_20_info"><text:span text:style-name="T135"><text:tab/><text:tab/>\w <text:s/>: n’importe quelle lettre ;</text:span></text:span></text:p>
      <text:p text:style-name="P60"><text:span text:style-name="texte_20_info"><text:span text:style-name="T135"><text:tab/><text:tab/>\d{3} <text:s/>: au moins trois chiffres.</text:span></text:span></text:p>
      <text:p text:style-name="P60"><text:span text:style-name="texte_20_info"><text:span text:style-name="T135"><text:tab/><text:tab/>. : </text:span></text:span><text:span text:style-name="texte_20_info"><text:span text:style-name="T138">n’importe quel caractère</text:span></text:span></text:p>
      <text:p text:style-name="P60"><text:span text:style-name="texte_20_info"><text:span text:style-name="T135"/></text:span></text:p>
      <text:p text:style-name="P61"><text:span text:style-name="texte_20_info"><text:span text:style-name="T135"><text:tab/><text:tab/></text:span></text:span><text:span text:style-name="texte_20_info"><text:span text:style-name="T137">\ : permet de faire un échapement de caratère. </text:span></text:span></text:p>
      <text:p text:style-name="P61"><text:span text:style-name="texte_20_info"><text:span text:style-name="T137"><text:tab/><text:tab/> <text:s text:c="3"/>Parfois nécessaire de le doubler quand régle importée de regex101 </text:span></text:span><text:span text:style-name="texte_20_info"><text:span text:style-name="T138">ou devant un </text:span></text:span><text:span text:style-name="texte_20_info"><text:span text:style-name="T137">.</text:span></text:span></text:p>
      <text:p text:style-name="P60"><text:span text:style-name="texte_20_info"><text:span text:style-name="T135"><text:tab/><text:tab/></text:span></text:span></text:p>
      <text:p text:style-name="P60"><text:span text:style-name="texte_20_info"><text:span text:style-name="T135"><text:tab/><text:tab/></text:span></text:span><text:span text:style-name="texte_20_info"><text:span text:style-name="T136">training site : </text:span></text:span><text:a xlink:type="simple" xlink:href="https://regex101.com/" text:style-name="Internet_20_link" text:visited-style-name="Visited_20_Internet_20_Link"><text:span text:style-name="texte_20_info"><text:span text:style-name="T13">regex101</text:span></text:span></text:a></text:p>
      <text:p text:style-name="P60"><text:span text:style-name="texte_20_info"><text:span text:style-name="T13"/></text:span></text:p>
      <text:p text:style-name="P60"><text:span text:style-name="texte_20_info"><text:span text:style-name="T13"/></text:span></text:p>
      <text:p text:style-name="P60"><text:span text:style-name="texte_20_info"><text:span text:style-name="T13"/></text:span></text:p>
      <text:p text:style-name="P60"><text:span text:style-name="texte_20_info"><text:span text:style-name="T13"/></text:span></text:p>
      <text:p text:style-name="P60"><text:span text:style-name="texte_20_info"><text:span text:style-name="T13"/></text:span></text:p>
      <text:p text:style-name="P60"><text:span text:style-name="texte_20_info"><text:span text:style-name="T13"/></text:span></text:p>
      <text:p text:style-name="P60"><text:span text:style-name="texte_20_info"><text:span text:style-name="T13"/></text:span></text:p>
      <text:p text:style-name="P60"><text:span text:style-name="texte_20_info"><text:span text:style-name="T13"/></text:span></text:p>
      <text:p text:style-name="P62"><text:span text:style-name="texte_20_info"><text:span text:style-name="T43">try / catch<text:tab/><text:tab/><text:tab/>Gérer les erreurs</text:span></text:span></text:p>
      <text:p text:style-name="P62"><text:span text:style-name="texte_20_info"><text:span text:style-name="T43"/></text:span></text:p>
      <text:p text:style-name="P62"><text:span text:style-name="texte_20_info"><text:span text:style-name="T43"><text:tab/></text:span></text:span><text:span text:style-name="texte_20_info"><text:span text:style-name="T101">try</text:span></text:span><text:span text:style-name="texte_20_info"><text:span text:style-name="T27"> {</text:span></text:span></text:p>
      <text:p text:style-name="P3"><text:span text:style-name="T13">   <text:tab/> </text:span><text:span text:style-name="T1">let</text:span><text:span text:style-name="T13"> </text:span><text:span text:style-name="T45">maVariable</text:span><text:span text:style-name="T13"> </text:span><text:span text:style-name="T102">=</text:span><text:span text:style-name="T13"> </text:span><text:span text:style-name="T45">document</text:span><text:span text:style-name="T13">.</text:span><text:span text:style-name="T80">getElementById</text:span><text:span text:style-name="T13">(</text:span><text:span text:style-name="T67">"idInexistant"</text:span><text:span text:style-name="T13">)</text:span></text:p>
      <text:p text:style-name="P3"><text:span text:style-name="T13">    <text:tab/></text:span><text:span text:style-name="T45">maVariable</text:span><text:span text:style-name="T13">.</text:span><text:span text:style-name="T80">createElement</text:span><text:span text:style-name="T13">(</text:span><text:span text:style-name="T67">"div"</text:span><text:span text:style-name="T13">)</text:span></text:p>
      <text:p text:style-name="P3"><text:span text:style-name="T13">    <text:tab/></text:span><text:span text:style-name="T140">// suite du traitement</text:span></text:p>
      <text:p text:style-name="P3"><text:span text:style-name="T13"><text:tab/>} </text:span><text:span text:style-name="T97">catch</text:span><text:span text:style-name="T13"> {</text:span></text:p>
      <text:p text:style-name="P3"><text:span text:style-name="T13">    <text:tab/></text:span><text:span text:style-name="T45">console</text:span><text:span text:style-name="T13">.</text:span><text:span text:style-name="T80">log</text:span><text:span text:style-name="T13">(</text:span><text:span text:style-name="T67">"Il y a eu une erreur dans le bloc try"</text:span><text:span text:style-name="T13">);</text:span></text:p>
      <text:p text:style-name="P44"><text:tab/>}</text:p>
      <text:p text:style-name="P62"><text:span text:style-name="texte_20_info"><text:span text:style-name="T43"/></text:span></text:p>
      <text:p text:style-name="P62"><text:span text:style-name="texte_20_info"><text:span text:style-name="T43">throw</text:span></text:span></text:p>
      <text:p text:style-name="P62"><text:span text:style-name="texte_20_info"><text:span text:style-name="T43"/></text:span></text:p>
      <text:p text:style-name="P62"><text:span text:style-name="texte_20_info"><text:span text:style-name="T43"><text:tab/></text:span></text:span><text:span text:style-name="texte_20_info"><text:span text:style-name="T7">function</text:span></text:span><text:span text:style-name="texte_20_info"><text:span text:style-name="T27"> </text:span></text:span><text:span text:style-name="texte_20_info"><text:span text:style-name="T85">verifierChamp</text:span></text:span><text:span text:style-name="texte_20_info"><text:span text:style-name="T27">(</text:span></text:span><text:span text:style-name="texte_20_info"><text:span text:style-name="T57">champ</text:span></text:span><text:span text:style-name="texte_20_info"><text:span text:style-name="T27">) {</text:span></text:span></text:p>
      <text:p text:style-name="P3"><text:span text:style-name="T13">    <text:tab/><text:tab/></text:span><text:span text:style-name="T140">// Si le champ est vide, on lance une exception</text:span></text:p>
      <text:p text:style-name="P3"><text:span text:style-name="T13">    <text:tab/><text:tab/></text:span><text:span text:style-name="T97">if</text:span><text:span text:style-name="T13"> (</text:span><text:span text:style-name="T45">champ</text:span><text:span text:style-name="T13">.</text:span><text:span text:style-name="T45">value</text:span><text:span text:style-name="T13"> </text:span><text:span text:style-name="T102">===</text:span><text:span text:style-name="T13"> </text:span><text:span text:style-name="T67">""</text:span><text:span text:style-name="T13">) {</text:span></text:p>
      <text:p text:style-name="P3"><text:span text:style-name="T13">        <text:tab/><text:tab/><text:tab/></text:span><text:span text:style-name="T97">throw</text:span><text:span text:style-name="T13"> </text:span><text:span text:style-name="T1">new</text:span><text:span text:style-name="T13"> </text:span><text:span text:style-name="T147">Error</text:span><text:span text:style-name="T13">(</text:span><text:span text:style-name="T67">`Le champ </text:span><text:span text:style-name="T1">${</text:span><text:span text:style-name="T45">champ</text:span><text:span text:style-name="T102">.</text:span><text:span text:style-name="T45">id</text:span><text:span text:style-name="T1">}</text:span><text:span text:style-name="T67"> est vide`</text:span><text:span text:style-name="T13">)</text:span></text:p>
      <text:p text:style-name="P44">    <text:tab/><text:tab/>}</text:p>
      <text:p text:style-name="P44"><text:tab/>}</text:p>
      <text:p text:style-name="P62"><text:span text:style-name="texte_20_info"><text:span text:style-name="T43"/></text:span></text:p>
      <text:p text:style-name="P62"><text:span text:style-name="texte_20_info"><text:span text:style-name="T43"/></text:span></text:p>
      <text:p text:style-name="P62"><text:span text:style-name="texte_20_info"><text:span text:style-name="T43"/></text:span></text:p>
      <text:p text:style-name="P62"><text:span text:style-name="texte_20_info"><text:span text:style-name="T43"/></text:span></text:p>
      <text:p text:style-name="P62"><text:span text:style-name="texte_20_info"><text:span text:style-name="T43"/></text:span></text:p>
      <text:p text:style-name="P62"><text:soft-page-break/><text:span text:style-name="texte_20_info"><text:span text:style-name="T43"/></text:span></text:p>
      <text:p text:style-name="P62"><text:span text:style-name="texte_20_info"><text:span text:style-name="T43"/></text:span></text:p>
      <text:p text:style-name="P62"><text:span text:style-name="texte_20_info"><text:span text:style-name="T43"/></text:span></text:p>
      <text:p text:style-name="P62"><text:span text:style-name="texte_20_info"><text:span text:style-name="T43"/></text:span></text:p>
      <text:p text:style-name="P62"><text:span text:style-name="texte_20_info"><text:span text:style-name="T4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exte_20_info" style:display-name="texte info" style:family="paragraph" style:parent-style-name="Standard"/>
    <style:style style:name="values" style:family="paragraph" style:parent-style-name="Standard"/>
    <style:style style:name="property" style:family="paragraph" style:parent-style-name="Standard">
      <style:text-properties style:use-window-font-color="true" loext:opacity="0%" style:font-name="Liberation Serif" fo:font-family="'Liberation Serif'" style:font-family-generic="roman" style:font-pitch="variable" officeooo:rsid="001e4551"/>
    </style:style>
    <style:style style:name="link" style:family="paragraph" style:parent-style-name="Standard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exte_20_info" style:display-name="texte info" style:family="text">
      <style:text-properties fo:color="#cccccc" loext:opacity="100%" style:font-name="Liberation Serif" fo:font-family="'Liberation Serif'" style:font-family-generic="roman" style:font-pitch="variable" officeooo:rsid="0027a84c" fo:background-color="#1f1f1f"/>
    </style:style>
    <style:style style:name="link" style:family="text">
      <style:text-properties fo:color="#cccccc" loext:opacity="100%" style:font-name="Liberation Serif" fo:font-family="'Liberation Serif'" style:font-family-generic="roman" style:font-pitch="variable" style:text-underline-style="solid" style:text-underline-width="auto" style:text-underline-color="font-color" officeooo:rsid="0021e945" fo:background-color="#1f1f1f"/>
    </style:style>
    <style:style style:name="select" style:family="text">
      <style:text-properties fo:color="#d7ba7d" loext:opacity="100%" fo:background-color="#1f1f1f"/>
    </style:style>
    <style:style style:name="JS_20_funct" style:display-name="JS funct" style:family="text">
      <style:text-properties fo:color="#569cd6" loext:opacity="100%" style:font-name="Liberation Serif" fo:font-family="'Liberation Serif'" style:font-family-generic="roman" style:font-pitch="variable" officeooo:rsid="0016ca5b" fo:background-color="#1f1f1f"/>
    </style:style>
    <style:style style:name="JS_20_var" style:display-name="JS var" style:family="text">
      <style:text-properties fo:color="#9cdcfe" loext:opacity="100%" style:font-name="Liberation Serif" fo:font-family="'Liberation Serif'" style:font-family-generic="roman" style:font-pitch="variable" officeooo:rsid="0020410d" fo:background-color="#1f1f1f"/>
    </style:style>
    <style:style style:name="JS_20_values" style:display-name="JS values" style:family="text">
      <style:text-properties fo:color="#ce9178" loext:opacity="100%" style:font-name="Liberation Serif" fo:font-family="'Liberation Serif'" style:font-family-generic="roman" style:font-pitch="variable" officeooo:rsid="00231f32" fo:background-color="#1f1f1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f1f1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f1f1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f1f1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0:55:23.151000000</meta:creation-date>
    <meta:generator>LibreOffice/7.6.4.1$Windows_X86_64 LibreOffice_project/e19e193f88cd6c0525a17fb7a176ed8e6a3e2aa1</meta:generator>
    <dc:date>2024-04-24T17:04:52.118000000</dc:date>
    <meta:editing-duration>P1DT7H12M37S</meta:editing-duration>
    <meta:editing-cycles>108</meta:editing-cycles>
    <meta:document-statistic meta:table-count="0" meta:image-count="0" meta:object-count="0" meta:page-count="7" meta:paragraph-count="220" meta:word-count="954" meta:character-count="7074" meta:non-whitespace-character-count="5591"/>
  </office:meta>
</office:document-meta>
</file>